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ig Caslon" svg:font-family="'Big Caslo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9pt" style:font-size-asian="9pt" style:font-size-complex="9pt"/>
    </style:style>
    <style:style style:name="P2" style:family="paragraph" style:parent-style-name="Standard">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3"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6"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line-height="115%" fo:text-align="justify" style:justify-single-word="false"/>
      <style:text-properties style:font-name="Arial" fo:font-size="9pt" fo:font-style="italic" fo:font-weight="bold" fo:background-color="#ffff00" style:font-size-asian="9pt" style:font-style-asian="italic" style:font-weight-asian="bold" style:font-size-complex="9pt" style:font-style-complex="italic" style:font-weight-complex="bold"/>
    </style:style>
    <style:style style:name="P8"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9" style:family="paragraph" style:parent-style-name="Standard">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10" style:family="paragraph" style:parent-style-name="Standard">
      <style:paragraph-properties fo:line-height="115%" fo:text-align="center"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11" style:family="paragraph" style:parent-style-name="Standard">
      <style:paragraph-properties fo:line-height="115%" fo:text-align="start"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12" style:family="paragraph" style:parent-style-name="Standard">
      <style:paragraph-properties fo:line-height="115%" fo:text-align="justify" style:justify-single-word="false"/>
      <style:text-properties style:font-name="Arial" fo:font-size="15pt" fo:font-style="italic"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fo:line-height="115%" fo:text-align="justify" style:justify-single-word="false"/>
      <style:text-properties style:font-name="Arial" fo:font-size="15pt" fo:font-style="italic" style:text-underline-style="none" fo:font-weight="bold" style:font-size-asian="15pt" style:font-style-asian="italic" style:font-weight-asian="bold" style:font-size-complex="15pt" style:font-style-complex="italic" style:font-weight-complex="bold"/>
    </style:style>
    <style:style style:name="P14"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6" style:family="paragraph" style:parent-style-name="Standard" style:list-style-name="L5">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7" style:family="paragraph" style:parent-style-name="Standard" style:list-style-name="L6">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8" style:family="paragraph" style:parent-style-name="Standard" style:list-style-name="L8">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9" style:family="paragraph" style:parent-style-name="Standard" style:list-style-name="L59">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0" style:family="paragraph" style:parent-style-name="Standard" style:list-style-name="L60">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1" style:family="paragraph" style:parent-style-name="Standard" style:list-style-name="L64">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2" style:family="paragraph" style:parent-style-name="Standard" style:list-style-name="L66">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3" style:family="paragraph" style:parent-style-name="Standard" style:list-style-name="L70">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4" style:family="paragraph" style:parent-style-name="Standard" style:list-style-name="L3">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5" style:family="paragraph" style:parent-style-name="Standard" style:list-style-name="L4">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6" style:family="paragraph" style:parent-style-name="Standard" style:list-style-name="L72">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7"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Standard" style:list-style-name="L7">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Standard" style:list-style-name="L9">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Standard" style:list-style-name="L65">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Standard">
      <style:paragraph-properties fo:line-height="115%" fo:text-align="justify" style:justify-single-word="false"/>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2" style:family="paragraph" style:parent-style-name="Standard">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3" style:family="paragraph" style:parent-style-name="Standard" style:list-style-name="L11">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4" style:family="paragraph" style:parent-style-name="Standard" style:list-style-name="L12">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5" style:family="paragraph" style:parent-style-name="Standard" style:list-style-name="L1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6" style:family="paragraph" style:parent-style-name="Standard" style:list-style-name="L20">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7" style:family="paragraph" style:parent-style-name="Standard" style:list-style-name="L31">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8" style:family="paragraph" style:parent-style-name="Standard" style:list-style-name="L3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9" style:family="paragraph" style:parent-style-name="Standard" style:list-style-name="L52">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0" style:family="paragraph" style:parent-style-name="Standard" style:list-style-name="L5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1" style:family="paragraph" style:parent-style-name="Standard" style:list-style-name="L55">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2" style:family="paragraph" style:parent-style-name="Standard" style:list-style-name="L56">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3" style:family="paragraph" style:parent-style-name="Standard">
      <style:paragraph-properties fo:line-height="115%" fo:text-align="center"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4" style:family="paragraph" style:parent-style-name="Standard" style:list-style-name="L17">
      <style:paragraph-properties fo:line-height="115%" fo:text-align="center"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5" style:family="paragraph" style:parent-style-name="Standard">
      <style:paragraph-properties fo:line-height="115%" fo:text-align="justify"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6" style:family="paragraph" style:parent-style-name="Standard">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47" style:family="paragraph" style:parent-style-name="Standard" style:list-style-name="L27">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48" style:family="paragraph" style:parent-style-name="Standard" style:list-style-name="L28">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49" style:family="paragraph" style:parent-style-name="Standard" style:list-style-name="L30">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50"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51" style:family="paragraph" style:parent-style-name="Standard" style:list-style-name="L43">
      <style:paragraph-properties fo:line-height="115%" fo:text-align="justify" style:justify-single-word="false"/>
      <style:text-properties style:font-name="Arial"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52"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normal" fo:background-color="#ffff00" style:font-size-asian="9pt" style:font-style-asian="italic" style:font-weight-asian="normal" style:font-size-complex="9pt" style:font-style-complex="italic" style:font-weight-complex="normal"/>
    </style:style>
    <style:style style:name="P53"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4" style:family="paragraph" style:parent-style-name="Standard" style:list-style-name="L44">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5" style:family="paragraph" style:parent-style-name="Standard" style:list-style-name="L50">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6" style:family="paragraph" style:parent-style-name="Standard" style:list-style-name="L1">
      <style:paragraph-properties fo:line-height="115%" fo:text-align="justify" style:justify-single-word="false"/>
      <style:text-properties style:font-name="Arial" fo:font-size="9pt" style:font-size-asian="9pt" style:font-size-complex="9pt"/>
    </style:style>
    <style:style style:name="P57" style:family="paragraph" style:parent-style-name="Standard" style:list-style-name="L1">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58" style:family="paragraph" style:parent-style-name="Standard" style:list-style-name="L2">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59" style:family="paragraph" style:parent-style-name="Standard" style:list-style-name="L3">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60"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Standard" style:list-style-name="L7">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Standard" style:list-style-name="L10">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Standard" style:list-style-name="L59">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Standard" style:list-style-name="L60">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5" style:family="paragraph" style:parent-style-name="Standard" style:list-style-name="L62">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Standard" style:list-style-name="L64">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7" style:family="paragraph" style:parent-style-name="Standard" style:list-style-name="L68">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8" style:family="paragraph" style:parent-style-name="Standard">
      <style:paragraph-properties fo:line-height="115%" fo:text-align="justify" style:justify-single-word="false"/>
      <style:text-properties style:font-name="Arial" fo:font-size="9pt" fo:font-style="normal" fo:font-weight="normal" fo:background-color="#ffff00" style:font-size-asian="9pt" style:font-style-asian="normal" style:font-weight-asian="normal" style:font-size-complex="9pt" style:font-style-complex="normal" style:font-weight-complex="normal"/>
    </style:style>
    <style:style style:name="P69" style:family="paragraph" style:parent-style-name="Standard">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0" style:family="paragraph" style:parent-style-name="Standard" style:list-style-name="L1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1" style:family="paragraph" style:parent-style-name="Standard" style:list-style-name="L1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2" style:family="paragraph" style:parent-style-name="Standard" style:list-style-name="L1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3" style:family="paragraph" style:parent-style-name="Standard" style:list-style-name="L16">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4" style:family="paragraph" style:parent-style-name="Standard" style:list-style-name="L18">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5" style:family="paragraph" style:parent-style-name="Standard" style:list-style-name="L1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6" style:family="paragraph" style:parent-style-name="Standard" style:list-style-name="L2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7" style:family="paragraph" style:parent-style-name="Standard" style:list-style-name="L22">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8" style:family="paragraph" style:parent-style-name="Standard" style:list-style-name="L23">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9" style:family="paragraph" style:parent-style-name="Standard" style:list-style-name="L2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0" style:family="paragraph" style:parent-style-name="Standard" style:list-style-name="L2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1" style:family="paragraph" style:parent-style-name="Standard" style:list-style-name="L26">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2" style:family="paragraph" style:parent-style-name="Standard" style:list-style-name="L2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3" style:family="paragraph" style:parent-style-name="Standard" style:list-style-name="L32">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4" style:family="paragraph" style:parent-style-name="Standard" style:list-style-name="L3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5" style:family="paragraph" style:parent-style-name="Standard" style:list-style-name="L3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6" style:family="paragraph" style:parent-style-name="Standard" style:list-style-name="L36">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7" style:family="paragraph" style:parent-style-name="Standard" style:list-style-name="L37">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8" style:family="paragraph" style:parent-style-name="Standard" style:list-style-name="L3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9" style:family="paragraph" style:parent-style-name="Standard" style:list-style-name="L40">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0" style:family="paragraph" style:parent-style-name="Standard" style:list-style-name="L4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1" style:family="paragraph" style:parent-style-name="Standard" style:list-style-name="L42">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2" style:family="paragraph" style:parent-style-name="Standard" style:list-style-name="L5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3" style:family="paragraph" style:parent-style-name="Standard" style:list-style-name="L5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4" style:family="paragraph" style:parent-style-name="Standard" style:list-style-name="L58">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5" style:family="paragraph" style:parent-style-name="Standard">
      <style:paragraph-properties fo:line-height="115%" fo:text-align="justify" style:justify-single-word="false"/>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P96" style:family="paragraph" style:parent-style-name="Standard">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97" style:family="paragraph" style:parent-style-name="Standard" style:list-style-name="L46">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98" style:family="paragraph" style:parent-style-name="Standard" style:list-style-name="L47">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99" style:family="paragraph" style:parent-style-name="Standard" style:list-style-name="L48">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0" style:family="paragraph" style:parent-style-name="Standard" style:list-style-name="L49">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1" style:family="paragraph" style:parent-style-name="Standard">
      <style:paragraph-properties fo:line-height="115%" fo:text-align="justify" style:justify-single-word="false"/>
      <style:text-properties style:font-name="Arial"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02" style:family="paragraph" style:parent-style-name="Standard" style:list-style-name="L45">
      <style:paragraph-properties fo:line-height="115%" fo:text-align="justify" style:justify-single-word="false"/>
      <style:text-properties style:font-name="Arial"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03" style:family="paragraph" style:parent-style-name="Standard">
      <style:paragraph-properties fo:line-height="115%" fo:text-align="justify" style:justify-single-word="false"/>
      <style:text-properties style:font-name="Arial" fo:font-size="15pt" fo:font-style="italic" style:text-underline-style="none" fo:font-weight="bold" style:font-size-asian="15pt" style:font-style-asian="italic" style:font-weight-asian="bold" style:font-size-complex="15pt" style:font-style-complex="italic" style:font-weight-complex="bold"/>
    </style:style>
    <style:style style:name="P104" style:family="paragraph" style:parent-style-name="Standard">
      <style:paragraph-properties fo:line-height="115%" fo:text-align="center" style:justify-single-word="false"/>
      <style:text-properties style:font-name="Arial"/>
    </style:style>
    <style:style style:name="P105" style:family="paragraph" style:parent-style-name="Standard" style:list-style-name="L38">
      <style:paragraph-properties fo:line-height="115%"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fo:background-color="#ffff00"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background-color="#ffff0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fo:background-color="#ffff00"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fo:background-color="#ffff00" style:font-weight-asian="normal" style:font-weight-complex="normal"/>
    </style:style>
    <style:style style:name="T23" style:family="text">
      <style:text-properties fo:font-size="15pt" fo:font-style="italic" fo:font-weight="bold" style:font-size-asian="15pt" style:font-style-asian="italic" style:font-weight-asian="bold" style:font-size-complex="15pt" style:font-style-complex="italic" style:font-weight-complex="bold"/>
    </style:style>
    <style:style style:name="T24" style:family="text">
      <style:text-properties style:font-name="Arial" fo:font-size="9pt" fo:font-style="italic" style:text-underline-style="none" style:font-size-asian="9pt" style:font-style-asian="italic" style:font-size-complex="9pt" style:font-style-complex="italic"/>
    </style:style>
    <style:style style:name="T25" style:family="text">
      <style:text-properties style:font-name="Arial" fo:font-size="9pt" fo:font-style="normal" style:text-underline-style="none" style:font-size-asian="9pt" style:font-style-asian="normal" style:font-size-complex="9pt" style:font-style-complex="normal"/>
    </style:style>
    <style:style style:name="T26" style:family="text">
      <style:text-properties style:font-name="Arial" fo:font-size="9pt" style:text-underline-style="none" style:font-size-asian="9pt" style:font-size-complex="9pt"/>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fo:background-color="#ffff00"/>
    </style:style>
    <style:style style:name="T31" style:family="text">
      <style:text-properties style:font-name="Big Caslo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GLI STUDI SOCIALI SULLA SCIENZA <text:s/>E LA TECNOLOGIA.</text:p>
      <text:p text:style-name="P104">Magaudda, Neresini.</text:p>
      <text:p text:style-name="P104"><text:span text:style-name="T31">Reaction Notes</text:span>, Mario Corrente</text:p>
      <text:p text:style-name="P1"/>
      <text:p text:style-name="P1"><text:span text:style-name="T23">CAP 1</text:span>. <text:span text:style-name="T2">EVOLUZIONE DI UN AMBITO DI STUDIO INTERDISCIPLINARE</text:span></text:p>
      <text:p text:style-name="P6"/>
      <text:p text:style-name="P6"/>
      <text:p text:style-name="P1"><text:span text:style-name="T2">STS</text:span> → <text:span text:style-name="T2">Science and Technology Studies</text:span></text:p>
      <text:p text:style-name="P1"><text:span text:style-name="T2">I</text:span> - Durante gli anni '70 al metodo scientifico venne attribuito un carattere oggettivo, in grado di creare un percorso di studio indipendente dal contesto e degli aspetti che esistono <text:span text:style-name="T1">a prescindere </text:span>dall'attività di ricerca.</text:p>
      <text:p text:style-name="P1">Pertanto la sociologia non era orientata allo studio degli aspetti del metodo scientifico, proprio a causa della sua oggettività.</text:p>
      <text:p text:style-name="P1">I primi studiosi di <text:span text:style-name="T19">STS</text:span> basavano le loro critiche su questo aspetto, additando Popper e Merton con i rispettivi studi.</text:p>
      <text:list xml:id="list2013636513578006475" text:style-name="L1">
        <text:list-item>
          <text:p text:style-name="P56"><text:span text:style-name="T4">Popper</text:span> : Il suo contributo più noto fu il “<text:span text:style-name="T1">principio della falsificazione</text:span>” secondo il quale, <text:span text:style-name="T30">le uniche teorie scientifiche valide erano quelle che potevano essere confutate</text:span>. La psicoanalisi la considerava una pseudo-scienza.</text:p>
        </text:list-item>
        <text:list-item>
          <text:p text:style-name="P56"><text:span text:style-name="T4">Merton</text:span> : Padre della sociologia moderna, definì la <text:span text:style-name="T1">struttura normativa della scienza, </text:span><text:span text:style-name="T10">cioè l'insieme di principi astratti che guidano il comportamento degli scienziati. Secondo Merton, la scienza era guidata da 4 specifiche “</text:span><text:span text:style-name="T1">norme”</text:span><text:span text:style-name="T10"> : </text:span></text:p>
        </text:list-item>
      </text:list>
      <text:list xml:id="list1578946200265137868" text:style-name="L70">
        <text:list-item>
          <text:p text:style-name="P23">Universalismo</text:p>
        </text:list-item>
        <text:list-item>
          <text:p text:style-name="P23">Comunalismo</text:p>
        </text:list-item>
        <text:list-item>
          <text:p text:style-name="P23">Disinteresse </text:p>
        </text:list-item>
        <text:list-item>
          <text:p text:style-name="P23">Dubbio sistematico.</text:p>
        </text:list-item>
      </text:list>
      <text:list xml:id="list1502171636" text:continue-list="list2013636513578006475" text:style-name="L1">
        <text:list-header>
          <text:p text:style-name="P57">Le conoscenze che seguono questi 4 punti possono essere definite scientifiche. <text:span text:style-name="T1">Visione idealizzata e astratta della scienza.</text:span></text:p>
        </text:list-header>
      </text:list>
      <text:p text:style-name="P2">Nel 1962 Kuhn pubblicò “<text:span text:style-name="T3">La struttura della rivoluzione scientifica</text:span><text:span text:style-name="T1">”</text:span>. Il concetto fondamentale è che l'attività scientifica è caratterizzata dal c.d. <text:span text:style-name="T9">Paradigma</text:span><text:span text:style-name="T1">,</text:span><text:span text:style-name="T9"> </text:span><text:span text:style-name="T30">ovvero un insieme di valori e metodi condivisi da essere assunti come riferimento, in cui essa vive e si sviluppa.</text:span></text:p>
      <text:p text:style-name="P2">Kuhn suddivide le fasi della scienza in:</text:p>
      <text:list xml:id="list7149694093041892466" text:style-name="L2">
        <text:list-item>
          <text:p text:style-name="P58"><text:span text:style-name="T2">Scienza normale:</text:span><text:span text:style-name="T21"> Durante l'attività che lui definisce normale, la scienza può essere paragonata ad una “</text:span><text:span text:style-name="T6">soluzione di rompicapi”.</text:span></text:p>
        </text:list-item>
        <text:list-item>
          <text:p text:style-name="P58"><text:span text:style-name="T2">Scienza rivoluzionaria:</text:span><text:span text:style-name="T1"> </text:span>Quando le difficoltà nel settore diventano tali da mettere in discussione il paradigma di riferimento, inizia una fase in cui si affermerà un nuovo paradigma, guidato anche da caratteri prettamente sociali.I risultati della scienza sono dunque anche il prodotto di modelli culturali e sociali.</text:p>
        </text:list-item>
      </text:list>
      <text:p text:style-name="P2"/>
      <text:p text:style-name="P2">Fleck nel '32 aveva sostenuto che gli scienziati formano dei collettivi di pensiero, uno stile di pensiero condiviso, accomunabile al paradigma di Kuhn.</text:p>
      <text:p text:style-name="P2"/>
      <text:p text:style-name="P2"/>
      <text:p text:style-name="P6">II – SSK = Sociology of Scientific Knowledge.</text:p>
      <text:p text:style-name="P6"/>
      <text:p text:style-name="P2">Principali contributi di questi primi studiosi:</text:p>
      <text:list xml:id="list7162709971836903004" text:style-name="L72">
        <text:list-item>
          <text:p text:style-name="P26"><text:span text:style-name="T19">Programma Forte</text:span> <text:span text:style-name="T10">per lo studio della conoscenza scientifica (</text:span><text:span text:style-name="T19">Scuola di Edimburgo</text:span><text:span text:style-name="T10">).</text:span></text:p>
        </text:list-item>
        <text:list-item>
          <text:p text:style-name="P26">P<text:span text:style-name="T19">rogramma empirico del Relativismo</text:span> <text:span text:style-name="T10">focalizzato allo studio delle controversie scientifiche (</text:span><text:span text:style-name="T19">Scuola di Bath</text:span><text:span text:style-name="T10">).</text:span></text:p>
        </text:list-item>
      </text:list>
      <text:p text:style-name="P5"><text:span text:style-name="T10">Questi due aspetti formano il nucleo del pensiero definito </text:span><text:span text:style-name="T30">Costruzionismo Sociale,</text:span> <text:span text:style-name="T10">ovvero che i risultati scientifici dipendono da aspetti sociali e culturali. Per esempio, gli interessi degli scienziati e le relazioni che intercorrono tra loro.</text:span></text:p>
      <text:p text:style-name="P2">La <text:span text:style-name="T2">SSK</text:span> mette al centro il fatto che la conoscenza scientifica necessariamente dipende dal contesto in cui viene generata.</text:p>
      <text:p text:style-name="P2">Il c.d. programma forte è imperniato su 4 principi metodologici:</text:p>
      <text:list xml:id="list4830266212280194540" text:style-name="L3">
        <text:list-item>
          <text:p text:style-name="P24"><text:span text:style-name="T19">Causalità</text:span> <text:span text:style-name="T10">ovvero quali sono le condizioni (sociali, culturali ecc.) che conducono a talune idee o conoscenze scientifiche.</text:span></text:p>
        </text:list-item>
        <text:list-item>
          <text:p text:style-name="P24"><text:span text:style-name="T19">Imparzialità </text:span><text:span text:style-name="T11">gli SSK devono analizzare i casi prescindendo dalla correttezza delle conoscenze scientifiche prodotte.</text:span></text:p>
        </text:list-item>
        <text:list-item>
          <text:p text:style-name="P24"><text:span text:style-name="T19">Simmetria </text:span><text:span text:style-name="T11">cioè l'applicazione degli stessi modelli di studio sia alle conoscenze scientifiche vere che a quelle considerate sbagliate.</text:span></text:p>
        </text:list-item>
        <text:list-item>
          <text:p text:style-name="P24"><text:span text:style-name="T19">Riflessività </text:span><text:span text:style-name="T11">portare quindi in primo piano gli aspetti sociale, anche rispetto agli stessi risultati della SSK.</text:span></text:p>
          <text:p text:style-name="P59"><text:s/></text:p>
        </text:list-item>
      </text:list>
      <text:p text:style-name="P5"><text:span text:style-name="T10">Scuola di Bath, Collins, EPOR, </text:span><text:span text:style-name="T30">Programma empirico del relativismo, </text:span><text:span text:style-name="T18">si concentrava sullo studio delle controversie scientifiche, invero quei momenti in cui vi è disaccordo tra la comunità scientifica, utilizzando i metodi propri della ricerca </text:span><text:soft-page-break/><text:span text:style-name="T18">qualitativa.</text:span></text:p>
      <text:p text:style-name="P2">Riassumendo, avremo 3 passaggi fondamentali.</text:p>
      <text:list xml:id="list9110289457259859191" text:style-name="L4">
        <text:list-item>
          <text:p text:style-name="P25"><text:span text:style-name="T19">Flessibilità interpretativa → </text:span><text:span text:style-name="T11">Gli studi possono prestarsi a differenti interpretazioni.</text:span></text:p>
        </text:list-item>
        <text:list-item>
          <text:p text:style-name="P25"><text:span text:style-name="T19">Analizzare i meccanismi di chiusura → </text:span><text:span text:style-name="T11">Perché una controversia si conclude in un modo piuttosto che in un altro.</text:span></text:p>
        </text:list-item>
        <text:list-item>
          <text:p text:style-name="P25"><text:span text:style-name="T19">Collegare → </text:span><text:span text:style-name="T11">I meccanismi di chiusura ai vari fattori sociali che influenzano la direzione della conoscenza scientifica.</text:span></text:p>
        </text:list-item>
      </text:list>
      <text:p text:style-name="P5"><text:span text:style-name="T12">Il P</text:span><text:span text:style-name="T22">rogramma</text:span><text:span text:style-name="T20"> </text:span><text:span text:style-name="T22">forte</text:span><text:span text:style-name="T12"> e il </text:span><text:span text:style-name="T22">Programma empirico del relativismo </text:span><text:span text:style-name="T12">sono la base degli STS.</text:span><text:span text:style-name="T11"> </text:span></text:p>
      <text:p text:style-name="P3"/>
      <text:p text:style-name="P3"/>
      <text:p text:style-name="P5"><text:span text:style-name="T19">III –</text:span><text:span text:style-name="T21"> </text:span><text:span text:style-name="T19">STUDI DI LABORATORIO E LA CRITICA FEMMINISTA ALLA SCIENZA</text:span></text:p>
      <text:p text:style-name="P6"/>
      <text:p text:style-name="P3">Gli studi di laboratorio si chiedono principalmente come sia possibile che l'attività svolta in ambiente altamente specializzato come i laboratori possa generare conoscenze valide universalmente.</text:p>
      <text:list xml:id="list1676136877375577176" text:style-name="L5">
        <text:list-item>
          <text:p text:style-name="P16">Latour e Woolgar → <text:span text:style-name="T11">I fatti scientifici diventano tali nel momento in cui vengono “</text:span><text:span text:style-name="T21">tradotti” </text:span><text:span text:style-name="T11">in testi e immagini di quanto </text:span><text:span text:style-name="T11">osservato e studiato.</text:span></text:p>
        </text:list-item>
        <text:list-item>
          <text:p text:style-name="P16">Dispositivi di iscrizione → <text:span text:style-name="T14">Cioè</text:span><text:span text:style-name="T11"> gli strumenti o apparati che servono appunto a “</text:span><text:span text:style-name="T21">trascrivere</text:span><text:span text:style-name="T11">” le sostanze materiali in tabelle, grafici ecc. utilizzati come dati per arrivare alla conoscenza scientifica. I risultati scientifici dipendono di volta in volta dagli strumenti usati e a come vengono elaborati i dati.</text:span></text:p>
        </text:list-item>
        <text:list-item>
          <text:p text:style-name="P16">Donna Harraway → <text:span text:style-name="T11">Prospettiva femminista. La conoscenza è sempre situata, cioè la conoscenza trae la sua obiettività <text:s text:c="6"/>dal riconoscere il punto di vista di chi l'ha creata.</text:span></text:p>
        </text:list-item>
      </text:list>
      <text:p text:style-name="P7"><text:span text:style-name="T11">“</text:span><text:span text:style-name="T21">Trucco divino” , </text:span><text:span text:style-name="T11">ovvero la capacità degli scienziati di distaccarsi dalla loro soggettività.</text:span></text:p>
      <text:p text:style-name="P6"><text:span text:style-name="T11">Negli anni '60 la società americana era preoccupata dal progressivo distaccarsi della donna dal proprio “</text:span><text:span text:style-name="T21">ruolo</text:span><text:span text:style-name="T11"> </text:span><text:span text:style-name="T21">standard</text:span><text:span text:style-name="T11">”. A tal proposito si studiarono i primati per cercare di dare un a risposta alle preoccupazioni sociali.</text:span></text:p>
      <text:p text:style-name="P3"/>
      <text:p text:style-name="P3"/>
      <text:p text:style-name="P6">IV – LA SVOLA VERSO LA TECNOLOGIA E IL MODELLO SCOT</text:p>
      <text:p text:style-name="P6"/>
      <text:p text:style-name="P6"><text:span text:style-name="T11">A metà degli anni '80 gli </text:span><text:span text:style-name="T10">STS</text:span><text:span text:style-name="T11"> iniziarono a concentrarsi sui prodotti applicativi della scienza, come tecnologie e infrastrutture. Questa svolta verso la tecnologia portò gli </text:span><text:span text:style-name="T10">SSK</text:span><text:span text:style-name="T11"> verso gli </text:span><text:span text:style-name="T10">STS</text:span><text:span text:style-name="T11">. </text:span><text:span text:style-name="T21">Mackenzie e Wajcman </text:span><text:span text:style-name="T11">vollero superare il </text:span><text:span text:style-name="T21">determinismo tecnologico, </text:span><text:span text:style-name="T11">mettendo in evidenza che la tecnologia e altri oggetti materiali sono il risultato di un “</text:span><text:span text:style-name="T21">modellamento sociale”.</text:span></text:p>
      <text:list xml:id="list2937936492742188340" text:style-name="L6">
        <text:list-item>
          <text:p text:style-name="P17">Langdon Winner → <text:span text:style-name="T11">La tecnologia è legata alla dimensione politica. Per dimostrarlo portò all'attenzione lo studio dei ponti che portavano alle spiagge di Long Island, che, essendo troppo bassi per gli autobus, escludevano il proletariato dall'accesso alle spiagge.</text:span></text:p>
        </text:list-item>
        <text:list-item>
          <text:p text:style-name="P17"><text:span text:style-name="T30">SCOT → </text:span><text:span text:style-name="T22">Social construction of technology</text:span><text:span text:style-name="T21"> (</text:span>Pinch &amp; Bijker<text:span text:style-name="T21">). </text:span><text:span text:style-name="T11">Da un lato applicarono i principi della sociologia scientifica allo studio della tecnologia, collegando la tecnologia ai modelli sociali; dall'altro attingevano direttamente ad altri lavori e ricerche. Il modello SCOT cercava di comprendere la tecnologia dall'interno, articolando il processo in 3 fasi:</text:span></text:p>
        </text:list-item>
      </text:list>
      <text:list xml:id="list3354628482130784933" text:style-name="L59">
        <text:list-item>
          <text:p text:style-name="P63">Dimostrare la flessibilità interpretativa dei dispositivi tecnologici, ovvero un oggetto tecnologico può avere più funzioni (progettazione multipla)</text:p>
        </text:list-item>
        <text:list-item>
          <text:p text:style-name="P19"><text:span text:style-name="T11">Analizzare i meccanismi con cui l'iniziale flessibilità punta su una </text:span><text:span text:style-name="T21">“chiusura interpretativa” </text:span><text:span text:style-name="T11">in modo che l'oggetto tecnologico assuma una forma stabile.</text:span></text:p>
        </text:list-item>
        <text:list-item>
          <text:p text:style-name="P63">Collegare i meccanismi di chiusura ai contesti socio-politici.</text:p>
        </text:list-item>
      </text:list>
      <text:p text:style-name="P6"><text:span text:style-name="T11">Per fare ciò ricorrono al </text:span><text:span text:style-name="T21">frame o quadro tecnologico, </text:span><text:span text:style-name="T11">cioè tutte quelle idee, attività e teorie collegate a ciascun gruppo sociale, che influenzano direttamente il modo in cui la tecnologia viene interpretata.</text:span></text:p>
      <text:p text:style-name="P3"/>
      <text:p text:style-name="P3"/>
      <text:p text:style-name="P6">V – LA TECNOSCIENZA E L'ACTOR-NETWORK THEORY (ANT)</text:p>
      <text:p text:style-name="P6"/>
      <text:p text:style-name="P3"><text:span text:style-name="T2">Teoria dell'attore-rete. L'ANT → </text:span>dà particolare rilievo al ruolo attivo svolto dagli oggetti e artefatti tecnologici definiti come “<text:span text:style-name="T1">attori non-umani” </text:span>o “<text:span text:style-name="T1">attanti”. </text:span>Il concetto fondamentale dell'ANT è quello della tecnoscienza. Descrive l'evoluzione della tecnologia nella società come una costruzione di <text:span text:style-name="T1">reti di relazioni </text:span>che mettono in rapporto umani e oggetti materiali.</text:p>
      <text:list xml:id="list452497355653747245" text:style-name="L60">
        <text:list-item>
          <text:p text:style-name="P20">Tecnoscienza → <text:span text:style-name="T11">L'insieme dei prodotti dei processi scientifici e dei processi tecnologici della società contemporanea.</text:span></text:p>
        </text:list-item>
        <text:list-item>
          <text:p text:style-name="P64">Si richiama l'attenzione sulla crescente interdipendenza tra i processi della scienza e gli sviluppi tecnologici. Le innovazioni tecnologiche non sarebbero possibili senza un lavoro basato sulle teorie. D'altro canto, il processo scientifico è possibile grazie ai dispositivi tecnologici. Si tratta di spiegare, e non prendere come assunto, la distinzione tra lavoro più teorico e quello più applicativo.</text:p>
        </text:list-item>
        <text:list-item>
          <text:p text:style-name="P20">Principio di simmetria generalizzata → <text:span text:style-name="T11">Nella descrizione dei processi, gli attori umani e non, devono essere considerati entrambi capaci di avere conseguenze sugli esiti dei processi.</text:span></text:p>
        </text:list-item>
        <text:list-item>
          <text:p text:style-name="P20"><text:soft-page-break/>Sociologia della traduzione → <text:span text:style-name="T11">Continua ridefinizione dell'identità degli attori umani, artefatti o animali, attraverso la loro trasformazione in altre entità. Si porta l'esempio delle capesante, la “</text:span><text:span text:style-name="T21">comunità scientifica” </text:span><text:span text:style-name="T11">viene trasformata, per così dire, in “</text:span><text:span text:style-name="T21">colleghi scienziati interessati al progetto” </text:span><text:span text:style-name="T11">di salvaguardia delle capesante. In sintesi, tutti gli attori dovevano essere tradotti.</text:span></text:p>
        </text:list-item>
      </text:list>
      <text:p text:style-name="P6"><text:span text:style-name="T11"/></text:p>
      <text:p text:style-name="P6">VI – INTERDISCIPLINARITA' E ISTITUZIONALIZZAZIONE DEGLI STS</text:p>
      <text:p text:style-name="P6"/>
      <text:p text:style-name="P3">A partire dagli anni '90 gli STS diventarono un ambito di studio autonomo. Gli STS sono un “<text:span text:style-name="T1">spazio di convergenza” </text:span>tra differenti discipline; <text:span text:style-name="T30">un dibattito tra sociologia, filosofia e teoria della scienza</text:span>. Crea nuovi canali di interazione.</text:p>
      <text:p text:style-name="P3">Negli USA e Olanda gli STS sono già riconosciuti come disciplina autonoma. In Italia gli STS faticano a prendere piede, data la storica debolezza della sociologia della scienza in Italia e la rigidità del sistema accademico che ostacola l'ingresso di nuove discipline.</text:p>
      <text:p text:style-name="P3">Dal 2005 è nata “STS Ital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3">CAP 2</text:span>. <text:span text:style-name="T2">SCIENZIATI, LABORATORI E COMUNICAZIONE PUBBLICA DELLA SCIENZA.</text:span></text:p>
      <text:p text:style-name="P3"/>
      <text:p text:style-name="P6">I – LA SCIENZA IN AZIONE E LA SCIENZA PRONTA PER L'USO.</text:p>
      <text:p text:style-name="P6"/>
      <text:p text:style-name="P3">Al giorno d'oggi è importante cercare di capire in che modo vengono realizzate le conoscenze scientifiche e le innovazioni tecnologiche, al fine di comprendere meglio i fenomeni sociali.</text:p>
      <text:p text:style-name="P3">La conoscenza scientifica nasce nei laboratori, e da <text:span text:style-name="T19">STS</text:span> dobbiamo focalizzarci su questi. Non ci limiteremo alla sola componente della ricerca, ma anche a ciò che le ruota intorno, come per esempio, bere un caffè con i colleghi, prendersi cura delle strumentazioni, smaltimento rifiuti ecc. </text:p>
      <text:list xml:id="list2358285105276024417" text:style-name="L62">
        <text:list-item>
          <text:p text:style-name="P65"><text:span text:style-name="T2">Scienza in azione, </text:span>che mostra il processo delle produzioni scientifiche</text:p>
        </text:list-item>
        <text:list-item>
          <text:p text:style-name="P65"><text:span text:style-name="T2">Scienza pronta per l'uso, </text:span>si riferisce a quell'insieme di fatti, concetti e protocolli che quotidianamente regolano la vita nei laboratori.</text:p>
        </text:list-item>
      </text:list>
      <text:p text:style-name="P68">Gli <text:span text:style-name="T19">STS</text:span> si concentrano sulla <text:span text:style-name="T1">scienza in azione </text:span>perché tende a rivelare il processo mediante il quale è stata concepita la nuova scienza.</text:p>
      <text:p text:style-name="P3">La tecnoscienza è talmente radicata nel nostro quotidiano che non ci poniamo più troppe domande.</text:p>
      <text:p text:style-name="P3">Per citare <text:span text:style-name="T2">Weber</text:span>, <text:span text:style-name="T1">non ci interessa sapere o capire come funziona un tram, ma ci basta sapere tratte, orari e come scendere e salire.</text:span></text:p>
      <text:p text:style-name="P3">Allo stesso modo, i ricercatori guardano con occhio a-problematico gli strumenti che usano quotidianamente. D'altro canto, se si soffermassero a ciò, la ricerca non progredirebbe mai. Non si chiedono come siano diventati, appunto, <text:span text:style-name="T1">pronti per l'uso. </text:span>Gli <text:span text:style-name="T19">STS</text:span> devono invece problematizzare proprio quello che normalmente viene dato per scontato, per ovvio.</text:p>
      <text:p text:style-name="P3">Prendendo in esempio il DNA, oggi gli scienziati sono in grado di agire molto su di esso.</text:p>
      <text:p text:style-name="P3">Guardando alla <text:span text:style-name="T1">scienza in azione, </text:span>però, dobbiamo chiederci come i primi ricercatori siano arrivati alle varie scoperte sul DNA, evitando la tautologia del “<text:span text:style-name="T1">è così perché è così”.</text:span></text:p>
      <text:p text:style-name="P3"><text:span text:style-name="T5">Gli STS partono quindi dal principio, cioè dal momento in cui non si sapeva nulla.</text:span> Interesse dunque per i laboratori nei quali si svolge la <text:span text:style-name="T1">scienza in azione, </text:span>dimostrando una serie di fattori, di norma ritenuti estranei alla scienza, ovvero quelli che normalmente vengono definiti come “<text:span text:style-name="T1">fattori sociali”, </text:span>che secondo gli <text:span text:style-name="T19">STS</text:span> contribuiscono alla trasformazione da <text:span text:style-name="T1">scienza in azione </text:span>in <text:span text:style-name="T1">scienza pronta per l'uso.</text:span></text:p>
      <text:p text:style-name="P8"/>
      <text:p text:style-name="P6">II – STUDIARE I LABORATORI</text:p>
      <text:p text:style-name="P6"/>
      <text:p text:style-name="P3">Scendiamo nel dettaglio, come si fa?</text:p>
      <text:p text:style-name="P3">E' proprio studiando i laboratori da vicino che riusciamo a cogliere quella serie di elementi di cui si alimenta la <text:span text:style-name="T1">scienza in azione. </text:span>Uno studio così ravvicinato sfuma quella demarcazione che potrebbe apparire ovvia tra interno ed esterno, tra dati oggettivi e interpretazioni soggettive.</text:p>
      <text:p text:style-name="P3">Solo così la conoscenza scientifica può rivelare il suo carattere sociale.</text:p>
      <text:p text:style-name="P3"/>
      <text:p text:style-name="P6">II – 1 – La scienza nei laboratori</text:p>
      <text:p text:style-name="P6"/>
      <text:p text:style-name="P3">Gli <text:span text:style-name="T19">STS</text:span> devono affrontare delle organizzazioni sociali lontane da loro e devono rielaborarle in ottica antropologica. Di conseguenza lo studio si è orientato in ottica <text:span text:style-name="T1">etnografica</text:span>.</text:p>
      <text:p text:style-name="P3">Il primo problema da affrontare è come deve porsi lo studioso di <text:span text:style-name="T19">STS</text:span> nei confronti del suo oggetto d'indagine. Innanzitutto permeare l'ambiente di studio per poterlo comprendere, ma al contempo non deve farsi influenzare da ciò che gli scienziati dicono di loro.</text:p>
      <text:p text:style-name="P3">Oltretutto va ricordato che gli scienziati non lavorano con materia “<text:span text:style-name="T1">al naturale” </text:span>ma con una sua versione <text:span text:style-name="T1">“purificata”. </text:span>Seguendo questo stesso processo, anche gli scienziati devono configurarsi all'attività svolta nei laboratori, sono dunque modellati dalla vita di laboratorio. Gli studi di laboratorio “<text:span text:style-name="T9">mostrano che gli stessi costruttori sono riconfigurati come risultato di specifiche forme di pratiche</text:span><text:span text:style-name="T1">” </text:span>[Knorr-Cetina].</text:p>
      <text:p text:style-name="P3">Per citare <text:span text:style-name="T1">Laboratory Life, </text:span>un laboratorio è “<text:span text:style-name="T1">un insieme organizzato di attori eterogenei impegnato in processi di trasformazione che permettono di estrarre ordine dal disordine”. </text:span>Scomponiamo la frase per comprendere meglio:</text:p>
      <text:list xml:id="list5980752692618712577" text:style-name="L7">
        <text:list-item>
          <text:p text:style-name="P61"><text:span text:style-name="T2">Un insieme organizzato di attori eterogenei </text:span><text:span text:style-name="T1">: </text:span>in un laboratorio troviamo un ventaglio di attori differenti, umani e strumentazioni (non-umani).</text:p>
        </text:list-item>
        <text:list-item>
          <text:p text:style-name="P28"><text:span text:style-name="T19">Impegnato in processi di trasformazione</text:span> : <text:span text:style-name="T10">l'attività di laboratori è costituita da una serie di trasformazioni tra materia-materia, materia-documentazione, documentazione-documetazione, documentazione-materia. Il documento viene definito come </text:span>“literaly inscription”.</text:p>
        </text:list-item>
        <text:list-item>
          <text:p text:style-name="P28"><text:span text:style-name="T19">Estrarre ordine dal disordine </text:span>: <text:span text:style-name="T10">“Splitting and inversion”. Le operazioni precedenti mirano a ricavare un ordine dalle attività di laboratorio.</text:span></text:p>
        </text:list-item>
      </text:list>
      <text:p text:style-name="P8"><text:span text:style-name="T10">Il fatto scientifico per essere credibile deve essere accompagnato da una serie di giustificazioni chiamate “</text:span>modalità”<text:span text:style-name="T10"> . Le modalità vengono separate e sottratte all'asserzione finale (</text:span>splitting<text:span text:style-name="T10">). La vita di laboratorio è guidata da continui aggiustamenti. Se gli scienziati arrivano ad una soluzione è perché possono mettere in gioco fattori essenzialmente umani, cioè sociali, come l'esperienza e la capacità interpretativa.</text:span></text:p>
      <text:p text:style-name="P6"><text:soft-page-break/>II – 2 – Costruire fatti scientifici</text:p>
      <text:p text:style-name="P68">E' il processo di ricerca che rende possibili i fatti scientifici, un processo formato da elementi materiali, tecnici e socioculturali. E' questa la tesi centrale del <text:span text:style-name="T1">costruzionismo</text:span>.</text:p>
      <text:list xml:id="list6447740786096798055" text:style-name="L64">
        <text:list-item>
          <text:p text:style-name="P21">Conoscenza tacita → <text:span text:style-name="T11">La costruzione di nuove apparecchiature, per esempio, diviene agevole quando gli scienziati che hanno costruito il primo artefatto si rendono disponibili a trasmettere la loro conoscenza con altri. La ricerca scientifica deve quindi fare i conti con margini di indeterminazione che sono colmabili solo grazie a risorse tipicamente sociali. Ciò spiega l'attenzione degli </text:span><text:span text:style-name="T10">STS</text:span><text:span text:style-name="T11"> nei confronti delle controversie, che mostrano effettivamente la </text:span><text:span text:style-name="T21">scienza in azione. </text:span><text:span text:style-name="T11">Intervengono inoltre altri fattori tra cui “</text:span><text:span text:style-name="T21">agenzie di finanziamento, clienti, investitori, Parlamento, Ministri ecc</text:span><text:span text:style-name="T11">”.</text:span></text:p>
        </text:list-item>
        <text:list-item>
          <text:p text:style-name="P66">Ciò che avviene nel laboratorio è strettamente connesso a quanto sta al suo esterno.</text:p>
        </text:list-item>
        <text:list-item>
          <text:p text:style-name="P21">Il concetto di costruzionismo → <text:span text:style-name="T11">Gli </text:span><text:span text:style-name="T10">STS</text:span><text:span text:style-name="T11"> tendono ad avere un atteggiamento agnostico nei confronti della conoscenza scientifica, sospendendo il giudizio su questioni di merito per avere una visione imparziale e di conseguenza prescindendo dal concetto che la realtà sia una mera invenzione della nostra mente.</text:span></text:p>
        </text:list-item>
        <text:list-item>
          <text:p text:style-name="P21"><text:span text:style-name="T11">Sostenere che le conoscenze scientifiche siano </text:span><text:span text:style-name="T21">costruite </text:span><text:span text:style-name="T11">le rafforza, inserendole in una relazione da cui derivano. I</text:span><text:span text:style-name="T12">l costruzionismo dunque sostiene che la realtà o la natura siano attività in continua </text:span><text:span text:style-name="T22">riscrizione </text:span><text:span text:style-name="T12">all'interno dell'attività scientifica o altre attività. Il processo di trascrizione è il focus del costruttore. Se qualcosa è costruito non può essere considerato meno solido.</text:span></text:p>
        </text:list-item>
      </text:list>
      <text:p text:style-name="P3"/>
      <text:p text:style-name="P3"/>
      <text:p text:style-name="P6">II – 3 – Gli strumenti scientifici</text:p>
      <text:p text:style-name="P3">Gli STS, a differenza di altre discipline, punta l'attenzione anche a tutto ciò che ruota intorno agli scienziati, come i tecnici per esempio. Anche gli strumenti sappiamo costituire una componente di attori non-umani, allo stesso modo cruciali.</text:p>
      <text:p text:style-name="P3">Lo strumento scientifico: “<text:span text:style-name="T1">qualunque sistema […] che ci offre una rappresentazione visiva, in un testo scientifico”. </text:span></text:p>
      <text:p text:style-name="P3">E' necessario quindi che produca una qualche forma di rappresentazione, “<text:span text:style-name="T1">literaly inscription”, </text:span>talmente fedele al fenomeno osservato, da essere utilizzato al posto del fenomeno stesso. E' proprio questa catena di produzione e trasformazione, di appunto <text:span text:style-name="T1">literaly inscription, </text:span>che permette il passaggio dall'artefatto al fatto scientifico. Talune volte sono gli strumenti stessi a definire gli scienziati, come nel caso dell'acceleratore di particelle, che determinano l'organizzazione della ricerca scientifica.</text:p>
      <text:list xml:id="list9091086795270663282" text:style-name="L8">
        <text:list-item>
          <text:p text:style-name="P18">Data-driven research → <text:span text:style-name="T11">La crescente quantità di dati permette di concentrarsi sull'analisi di questi per dare l'orientamento alla ricerca scientifica. Per questo motivo, per la presenza di questi “</text:span><text:span text:style-name="T21">big data” </text:span><text:span text:style-name="T11">gli scienziati si sono dovuti attrezzare in collaborazione con nuove figure, come l'informatico o la statistico, dando vita a nuove “</text:span><text:span text:style-name="T21">infrastrutture informatiche”.</text:span></text:p>
        </text:list-item>
      </text:list>
      <text:p text:style-name="P8"/>
      <text:p text:style-name="P8"/>
      <text:p text:style-name="P6">III – La scienza oltre i laboratori</text:p>
      <text:p text:style-name="P3">Bisogna sempre ricordarsi che il lavoro nei laboratori è possibile anche grazie al continuo approvvigionamento di risorse dall'esterno, e ciò non può non condizionare la loro attività. Neanche la c.d. r<text:span text:style-name="T1">icerca pura</text:span> può considerarsi libera da fattori come i decisori politici per esempio.</text:p>
      <text:p text:style-name="P3">La scienza dei laboratori però deve essere compatibile con la società. Prendendo in esempio i vaccini, uno specifico vaccino funziona se vengono rispettate talune condizioni nel soggetto. Quindi significa che le condizioni di laboratorio sono state un qualche modo estese al contesto societario. Il valore universale del vaccino dipende quindi da una società opportunamente “<text:span text:style-name="T1">laboratizzata”.</text:span> Gli STS hanno focalizzato la loro attenzione sui processi di costruzione degli scenari sociotecnici, all'interno dei quali, le previsioni della tecnoscienza possono rappresentare previsioni sufficientemente attendibili, legittimando quindi le scelte politiche, oppure orientando comportamenti a sostegno della scienza. La pandemia di CoViD-19 ha portato a riflettere sulla debolezza della conoscenza scientifica al di fuori dei laboratori e la conseguente necessità di trovare sostegno nella comunità/società.</text:p>
      <text:p text:style-name="P8">Incertezza tipica della scienza in azione.</text:p>
      <text:p text:style-name="P8"/>
      <text:p text:style-name="P8"/>
      <text:p text:style-name="P6">IV- La scienza nella sfera pubblica</text:p>
      <text:p text:style-name="P3">La scienza viva nella sfera pubblica, e il lavoro nei laboratori è finalizzato a comunicare i risultati raggiunti in modo da essere verificati e inseriti in reti di relazioni. Di conseguenza la comunicazione e i media giocano un ruolo fondamentale. Possono diventare oggetto di controversia nella sfera pubblica, tanto i fatti consolidati, tanto quelli in via di definizione (vaccini o cambiamento climatico).</text:p>
      <text:p text:style-name="P3">Inoltre, il bisogno di approvvigionamenti, come dicevamo prima, spinge la ricerca scientifica al di fuori dei laboratori; di conseguenza gli scienziati devono confrontarsi con <text:span text:style-name="T1">registri comunicativi </text:span>differenti da quelli a loro <text:span text:style-name="T1">familiari.</text:span></text:p>
      <text:p text:style-name="P3">Il lavoro della scienza non è immediato, ma spesso le si richiedono risposte immediate. D'altro canto, la scienza non può rinchiudersi nei laboratori in nome di una presunta superiorità, non sopravvivrebbe. Il discorso pubblico nella scienza lascia tracce ovunque, soprattutto nei media. Per questo motivo, il <text:span text:style-name="T1">PCST Public Communication of Science and Technology </text:span>rappresenta un ambito di interesse per gli STS. Comprende come la ricerca scientifica contribuisca alla costruzione dell'ordine sociale.</text:p>
      <text:p text:style-name="P3"><text:soft-page-break/><text:span text:style-name="T23">CAP 3. </text:span><text:span text:style-name="T2">L'innovazione tecnologica.</text:span></text:p>
      <text:p text:style-name="P3"><text:span text:style-name="T2">Intro → </text:span>La domanda principale che si pongono gli STS è: le cose sarebbero potute andare differentemente? “<text:span text:style-name="T1">Come ha fatto il formato MP3 a diventare così diffuso?”.</text:span></text:p>
      <text:p text:style-name="P3">Si cerca di guardare con occhio critico la dimensione collettiva, evitando i limiti del determinismo tecnologico e sociale.</text:p>
      <text:p text:style-name="P3"/>
      <text:p text:style-name="P6">I – L'INNOVAZIONE: NOTA A TUTTI EPPURE POCO COMPRESA</text:p>
      <text:p text:style-name="P3">L'idea più diffusa di innovazione è crederla una questione lineare che segue delle tappe predeterminate, tendenzialmente <text:span text:style-name="T1">positiva. </text:span>C'è una concezione diffusa che segna una distinzione tra innovatori e la società che è costretta a “<text:span text:style-name="T1">inseguire”, </text:span>creando il c.d. “<text:span text:style-name="T1">cultural lag”</text:span> (Ogburn). Gli STS condannano proprio questa visione, non si può procedere in senso analitico scindendo scienza, tecnologia e società. Inoltre bisogna applicare agli studi il “<text:span text:style-name="T1">principio di simmetria”</text:span>, tenendo conto tanto del successo quanto del fallimento dell'innovazione. L'innovazione è frutto di un lungo processo, fatto di piccoli passi, e non piò non essere osservato non tenendo conto di tutti gli attori che vi hanno preso parte.</text:p>
      <text:p text:style-name="P3"/>
      <text:p text:style-name="P6">II – L'INNOVAZIONE TECNOLOGICA NELLA PROSPETTIVA DEGLI STS</text:p>
      <text:p text:style-name="P3">Ogni classificazione tenderà ad essere riduttiva rispetto alla realtà che vorrebbe rappresentare. Allo stesso modo, gli approcci degli STS non potranno mai rendere conto appieno della loro varietà. Enucleiamo dunque le due principali prospettive d'analisi. <text:span text:style-name="T2">La social construction of technology (SCOT) e l'Actor network-theory (ANT).</text:span></text:p>
      <text:p text:style-name="P6"/>
      <text:p text:style-name="P6">II – 1 La SCOT, Social construction of technology</text:p>
      <text:p text:style-name="P3">(<text:span text:style-name="T1">Wiebe, Bijker) → Esempio della bici da Leonardo alla sua diffusione.</text:span></text:p>
      <text:p text:style-name="P8">Si deducono 3 aspetti fondamentali.</text:p>
      <text:list xml:id="list6018926942437049407" text:style-name="L65">
        <text:list-item>
          <text:p text:style-name="P30">Per avere un'innovazione non basta una buona idea.</text:p>
        </text:list-item>
        <text:list-item>
          <text:p text:style-name="P30">Non c'è mai un unico protagonista</text:p>
        </text:list-item>
        <text:list-item>
          <text:p text:style-name="P30">Non è sufficiente un prototipo funzionante</text:p>
        </text:list-item>
      </text:list>
      <text:p text:style-name="P52">Il modello SCOT si propone di superare questi approcci definiti come “lineari”.</text:p>
      <text:list xml:id="list5556279755567623738" text:style-name="L9">
        <text:list-item>
          <text:p text:style-name="P29">Una buona comprensione sociologica deve farci spiegare sia la nascita di nuovi oggetti tecnologici (artefatto), ma anche la loro diffusione nel contesto sociale.</text:p>
        </text:list-item>
        <text:list-item>
          <text:p text:style-name="P29">Dobbiamo capovolgere la prospettiva: il buon funzionamento di un artefatto non può essere l'ovvia ragione del suo successo, ma è proprio la sua efficacia che va spiegata.</text:p>
        </text:list-item>
        <text:list-item>
          <text:p text:style-name="P29">Seamless web, cioè non si possono considerare i fattori scientifici, tecnici, sociali, culturali ed economici come distinti.</text:p>
        </text:list-item>
        <text:list-item>
          <text:p text:style-name="P29">Va tenuto conto delle “strutture” che vincolano l'azione degli attori coinvolti. Passare tra i vari punti di vista tenendo conto che nessuno è libero di agire arbitrariamente.</text:p>
        </text:list-item>
      </text:list>
      <text:p text:style-name="P3">Per utilizzare questi principi, Bijker ricorre ad alcuni concetti chiave:</text:p>
      <text:p text:style-name="P8">G<text:span text:style-name="T29">SP → Gruppo sociale pertinente. Tutti coloro che condividono un'interpretazione di un artefatto sono un GSP. Avremo tanti artefatti quanti sono i GSP di riferimento.</text:span></text:p>
      <text:p text:style-name="P3">Analizzando successi e fallimenti di un artefatto si rispetta il principio di simmetria, dato che il concetto di GSP nel modello SCOT tende ad analizzare entrambi.</text:p>
      <text:p text:style-name="P8"><text:span text:style-name="T10">Per affermarsi un artefatto deve essere in grado di offrire buone soluzioni ad un numero sempre crescente di GSP. La moderna bicicletta, per esempio, ha un'elevata flessibilità interpretativa, tuttavia, seppur è vero che ha molti usi, ne ha molti altri che non sono nelle sue corde, dunque ci ritroviamo difronte ad una </text:span>chiusura interpretativa<text:span text:style-name="T10">.</text:span></text:p>
      <text:p text:style-name="P31">Flessibilità interpretativa → GSP → Chiusura interpretativa</text:p>
      <text:p text:style-name="P8"><text:span text:style-name="T30">Problemi → GSP → Soluzioni. E' la flessibilità interpretativa dell'artefatto.</text:span></text:p>
      <text:p text:style-name="P8"><text:span text:style-name="T10">Gli attori di un GSP si stabilizzano in un </text:span>quadro tecnologico o frame (QT). <text:span text:style-name="T10">La formazione di un QT limiterà gli stessi membri del GSP.</text:span></text:p>
      <text:p text:style-name="P8"><text:span text:style-name="T10">Come studiare quindi l'innovazione e le trasformazioni sociali che la accompagnano? Da un lato bisogna necessariamente seguire gli attori, quindi guardare alle pratiche d'uso dell'artefatto dal loro punto di vista. Dall'altro, procedere a “</text:span>palla di neve”<text:span text:style-name="T10">, quindi ricostruendo prima il punto di vista di alcuni attori per poi aggiungerne altri (per esempio, chi entra in gioco quando l'artefatto si rompe, il meccanico).</text:span></text:p>
      <text:p text:style-name="P3">Quando gli ultimi GSP rimandano ad altri gruppi già noti, allora potremo dire conclusa la nostra indagine. </text:p>
      <text:p text:style-name="P3"/>
      <text:p text:style-name="P6">II – Il contributo dell'Actor Network-Theory</text:p>
      <text:p text:style-name="P3">“Partire dall'inizio e non dalla fine”, potremmo riassumerlo semplicemente così.</text:p>
      <text:p text:style-name="P3">Perché le cose sono andate un un modo e non in un altro?</text:p>
      <text:p text:style-name="P3">Anche gli oggetti tecnologici possono essere visti sotto 2 punti di vista:</text:p>
      <text:list xml:id="list6512228937350607710" text:style-name="L10">
        <text:list-item>
          <text:p text:style-name="P62">Da un lato si presentano come “<text:span text:style-name="T1">black box</text:span>” pronte per l'uso.</text:p>
        </text:list-item>
        <text:list-item>
          <text:p text:style-name="P62">Dall'altro, quando la loro formazione non è conclusa, come entità non del tutto formate, quindi dal futuro incerto.</text:p>
        </text:list-item>
      </text:list>
      <text:p text:style-name="P3">Solo studiando gli artefatti in via di costruzione potremo individuare i vari aspetti da tener conto per comprendere il successo e il fallimento dell'innovazione. Così ANT rispetta il principio di simmetria.</text:p>
      <text:p text:style-name="P3"><text:soft-page-break/>Un altro aspetto rilevante è che né attori né reti vengono considerate entità indipendenti, ma solo come risultato della loro interazione <text:span text:style-name="T1">attore/rete.</text:span></text:p>
      <text:p text:style-name="P3">Questo passaggio mette sullo stesso piano attori umani e non-umani, dato che, al pari dell'attore umano, anche l'artefatto genera una re-azione. Anche gli attori non-umani sono dotati di <text:span text:style-name="T1">agency. </text:span>Questo ci permette di riconoscere il ruolo degli artefatti nelle relazioni sociali, e di superare il determinismo tecnologico senza necessariamente cadere in quello sociale, avendo così una concezione <text:span text:style-name="T1">COEVOLUTIVA.</text:span></text:p>
      <text:p text:style-name="P3">L'innovazione dunque, mentre modella l'artefatto, crea anche le condizioni per il suo inserimento nel contesto sociale.</text:p>
      <text:p text:style-name="P3">Le reti sono dunque il prodotto di un progetto negoziato e condiviso da parte degli attori. Queste reti si costruiscono attraverso il concetto di “<text:span text:style-name="T1">Traduzione”; </text:span>cioè da un lato, due attori si connettono se uno ha la capacità di mostrare la convenienza dell'unione all'altro, d'altro canto, la traduzione implica un avvicinamento all'altro attore, cercando di muoversi sul suo terreno.</text:p>
      <text:p text:style-name="P3">Per comprendere meglio il concetto di reti e il loro possibile studio, si pensi semplicemente a una torre di controllo aeroportuale con tutta la rete di aerei collegata.</text:p>
      <text:p text:style-name="P8"/>
      <text:p text:style-name="P6">III – Naturalizzazione, scenari socio-tecnici e controversie.</text:p>
      <text:p text:style-name="P6">III – 1 – Innovazione e vita quotidiana: il successo che porta all'oblio</text:p>
      <text:p text:style-name="P3">Il processo di innovazione sembra metterci davanti ad un paradosso:</text:p>
      <text:p text:style-name="P3">Quando ha successo, l'innovazione scompare e rientra nel dato-per-scontato. L'innovazione che ha successo si <text:span text:style-name="T1">“naturalizza” </text:span>e viene percepita come una naturale componente della nostra vita. L'innovazione viene, per così dire, addomesticata.</text:p>
      <text:p text:style-name="P3"/>
      <text:p text:style-name="P6">III – 2 – Mass media e scenari sociotecnici</text:p>
      <text:p text:style-name="P3">I mass media svolgono un duplice ruolo fondamentale.</text:p>
      <text:p text:style-name="P3">Da un lato costituiscono uno spazio di relazione tra gli attori, dall'altro sono essi stessi attori che influenzano il processo d'innovazione, positivamente o negativamente.</text:p>
      <text:p text:style-name="P3">Entrano attivamente nel processo, traducendo e modificando il nuovo artefatto. Il contributo dei media non va sopravvalutato però, si limitano a dare delle “<text:span text:style-name="T1">cornici interpretative”</text:span> che possono influenzare la percezione.</text:p>
      <text:p text:style-name="P3">Inoltre prendono parte alla costruzione e diffusione degli scenari sociotecnici, cioè le prospettive future dell'artefatto, le quali sono in grado di mobilitare risorse, atteggiamenti e comportamenti.</text:p>
      <text:p text:style-name="P3"/>
      <text:p text:style-name="P6">III – 3 – Innovazione e controversie</text:p>
      <text:p text:style-name="P3">E' logico che il processo che porta all'affermazione di una nuova rete di attori è intrinsecamente controverso, infatti ne favorisce alcuni a discapito di altri. Per questo motivo l'innovazione incontra anche degli oppositori.</text:p>
      <text:p text:style-name="P3">Inoltre, trattandosi di un processo di mutamento dello status quo, l'innovazione si accompagna ad un'apertura verso l'incertezza; uno scenario che è stato definito “<text:span text:style-name="T1">scienza post-normale”</text:span>, con altissimi margini di rischio (si pensi al nucleare per esempio).</text:p>
      <text:p text:style-name="P3">Questo rende obsoleto il sapere antecedente degli scienziati. Per “agire in un mondo incerto” dobbiamo riconoscere la necessità degli “<text:span text:style-name="T1">hybrid forums”</text:span>. La partecipazione degli stakeholders e dei cittadini è quindi un'esigenza imprescindibile.</text:p>
      <text:p text:style-name="P3">E' per questi motivi che il concetto di coevoluzione risulta più adeguato per comprendere le modalità di sviluppo e le implicazioni sociali.</text:p>
      <text:p text:style-name="P3"/>
      <text:p text:style-name="P6"/>
      <text:p text:style-name="P6"/>
      <text:p text:style-name="P6"/>
      <text:p text:style-name="P12"/>
      <text:p text:style-name="P12"/>
      <text:p text:style-name="P12"/>
      <text:p text:style-name="P12"/>
      <text:p text:style-name="P12"/>
      <text:p text:style-name="P12"/>
      <text:p text:style-name="P12"/>
      <text:p text:style-name="P12"/>
      <text:p text:style-name="P12"/>
      <text:p text:style-name="P12"/>
      <text:p text:style-name="P12"><text:soft-page-break/>CAP 5. </text:p>
      <text:p text:style-name="P6">I – Gli STS alla ricerca degli artefatti mancanti</text:p>
      <text:p text:style-name="P3">Gli STS criticano principalmente il modo in cui vengono considerati gli artefatti materiali. Si riporta l'esempio dell'acceleratore del CERN, che, viene considerato come un'entità passiva che esegue gli input degli scienziati. E' proprio su questo punto che gli STS basano il loro studio.</text:p>
      <text:p text:style-name="P3">Hanno sviluppato una serie di metodologie e approcci mirati a identificare il ruolo degli artefatti nel complesso delle scienze sociali.</text:p>
      <text:p text:style-name="P3"/>
      <text:p text:style-name="P6">II – 1 – I laboratori e la scoperta della materialità della ricerca scientifica</text:p>
      <text:p text:style-name="P3"><text:span text:style-name="T2">Knorr-Cetina</text:span> descrive il laboratorio come un “<text:span text:style-name="T1">deposito di dispositivi e materiali che alimentano la sperimentazione [...]”.</text:span> Generalmente, tutte le attività che ruotano intorno ai “<text:span text:style-name="T1">dispoditivi”</text:span> non vengono reportizzate nella descrizione dell'attività scientifica. Per artefatti non intendiamo esclusivamente i dispositivi presenti, ma anche tutte le nuove entità risultanti dall'attività di laboratorio (molecole, particelle ecc), trasformate e trascritte tramite, i già citati, dispositivi di iscrizione. I laboratori come ambiente, aiutano nella scoperta dei fenomeni naturali; i fenomeni sono interamente costituiti dalla configurazione del laboratorio. Il “fatto scoperto” è il risultato di tutte le componenti del laboratorio, se una sola venisse a mancare, non ci sarebbero più le condizioni che avrebbero permesso il risultato.</text:p>
      <text:p text:style-name="P3">Gli STS si chiedono in che misura gli artefatti ricoprono un ruolo attivo nei processi di una tecnologia e nella vita quotidiana. Per comprendere meglio si riporta nuovamente l'esempio dei ponti di Long Island.</text:p>
      <text:p text:style-name="P3"/>
      <text:p text:style-name="P6">III – Materialità e artefatti per l'ANT e per gli altri approcci STS</text:p>
      <text:p text:style-name="P8"/>
      <text:p text:style-name="P8"><text:span text:style-name="T19">Proteiformi</text:span> → <text:span text:style-name="T10">Capaci di assumere o rivelare aspetti o atteggiamenti diversissimi.</text:span></text:p>
      <text:p text:style-name="P3"/>
      <text:p text:style-name="P3">Il concetto fondamentale, e forse, quello illuminante, è che la teoria dell'ANT non prende in considerzione solo gli attori umani, ma come sappiamo anche quelli non-umani.</text:p>
      <text:p text:style-name="P3">Infatti, secondo l'ANT non è necessario che tutti gli attori presenti nella rete siano dotati di intenzionalità e volontà, ma è sufficiente la loro presenza per essere tenuti in considerazione.</text:p>
      <text:p text:style-name="P3">La teoria dell'ANT è l'approccio più usato dagli STS per definire il ruolo svolto dagli artefatti nel processo di formazione scientifica. Si fonda su due idee fondamentali:</text:p>
      <text:list xml:id="list6846262988767776801" text:style-name="L66">
        <text:list-item>
          <text:p text:style-name="P22">I fatti tecnoscientifici sono “costruiti” → approccio SCOT</text:p>
        </text:list-item>
        <text:list-item>
          <text:p text:style-name="P22">Nella costruzione, gli attori non-umani svolgono un ruolo fondamentale</text:p>
        </text:list-item>
      </text:list>
      <text:p text:style-name="P8"><text:span text:style-name="T10">Dunque l'evoluzione degli artefatti non può prescindere né dalla loro materialità né dal quadro sociale in cui sono collocati. É importante però evidenziare la distinzione quando gli artefatti agiscono da “</text:span>mediatori” <text:span text:style-name="T10"><text:s/>o da “</text:span>intermediari”<text:span text:style-name="T10">.</text:span></text:p>
      <text:list xml:id="list9025458483337198808" text:style-name="L68">
        <text:list-item>
          <text:p text:style-name="P67"><text:span text:style-name="T4">Mediatori</text:span> → Quando l'attore da un contributo allo svolgimento delle azioni.</text:p>
        </text:list-item>
        <text:list-item>
          <text:p text:style-name="P67"><text:span text:style-name="T4">Intermediari</text:span> → Ovvero la presenza passiva di intermediari inerti nelle catene di costruzione.</text:p>
        </text:list-item>
      </text:list>
      <text:p text:style-name="P8"><text:span text:style-name="T10">I mediatori sono generalmente dotati di </text:span>agency, <text:span text:style-name="T10">quindi sono in grado di “</text:span>far fare<text:span text:style-name="T10">” qualcosa all'attore. Perciò, Latour ha inserito nel contesto il concetto di </text:span>“attante”<text:span text:style-name="T10"> al posto di attore.</text:span></text:p>
      <text:p text:style-name="P8"><text:span text:style-name="T10">Gli artefatti rendono disponibile per l'umano delle “possibilità”, concedono comodità e presentano “divieti” (si riporta l'esempio del carrello della spesa). Questo viene definito come </text:span><text:span text:style-name="T19">affordance (</text:span><text:span text:style-name="T10">qualità fisica di un oggetto che suggerisce le azioni da poter compiere).</text:span></text:p>
      <text:p text:style-name="P8">“Oggetti Liminari” <text:span text:style-name="T10">(</text:span>boundary objects),<text:span text:style-name="T10"> oggetti che si posizionano a cavallo di due mondi sociali e ne consentono la coabitazione (Esempio degli oggetti nel museo e di chi li guarda).</text:span></text:p>
      <text:p text:style-name="P3">La caratteristica liminare di un oggetto però non è intrinseca in se, ma è data dalla flessibilità interpretativa che ne deriva.</text:p>
      <text:p text:style-name="P3">Gli artefatti hanno la capacità di inglobare le pratiche sociali e renderle stabili. Quindi la funzione di un artefatto non potrà mai essere predeterminata interamente a priori, dato che la loro funzione non è stabile e può variare.</text:p>
      <text:p text:style-name="P3"/>
      <text:p text:style-name="P9">IV – Il ruolo della materialità nella vita quotidiana</text:p>
      <text:p text:style-name="P4">Gli approcci STS sono riusciti a trovare applicazione anche in ambiti della vita sociale e non solo in quelli scientifico e tecnologico.</text:p>
      <text:p text:style-name="P4">Questa diffusa rilevanza deriva da 3 fattori principali:</text:p>
      <text:list xml:id="list643856934311645967" text:style-name="L11">
        <text:list-item>
          <text:p text:style-name="P70"><text:span text:style-name="T2">Originalità: </text:span>i quadri interpretativi degli STS permettono di rendere conto di aspetti precedentemente ignoti.</text:p>
        </text:list-item>
        <text:list-item>
          <text:p text:style-name="P33">Adeguatezza esplicativa: <text:span text:style-name="T11">perché tenere conto del ruolo di artefatti e materialità permette di cogliere quelle articolazioni complesse che connettono il locale con il globale, la struttura con l'</text:span>agency<text:span text:style-name="T11">.</text:span></text:p>
        </text:list-item>
        <text:list-item>
          <text:p text:style-name="P33">Efficacia: <text:span text:style-name="T11">il nuovo approccio permette di superare alcuni limiti della dottrina e della metodologia delle scienze sociali.</text:span></text:p>
        </text:list-item>
      </text:list>
      <text:p text:style-name="P4">La definizione dell'uomo come <text:span text:style-name="T4">homo oeconomicus</text:span> è stata sempre criticata dalla maggior parte dei sociologi. Per comprende meglio, chiunque di noi davanti allo scaffale del supermercato diventa un <text:span text:style-name="T2">homo oeconomicus, </text:span>ma non è la norma che generalizza. Ad esempio, potrebbero entrare in gioco altre relazioni, come l'amicizia con un commesso.</text:p>
      <text:p text:style-name="P4">Gli STS dunque, forniscono gli strumenti per descrivere se e quando l'homo oeconomicus si manifesta.</text:p>
      <text:p text:style-name="P4">Per quanto riguarda le pratiche artistiche, nella fattispecie la musica, al di fuori della performance restano solo gli <text:soft-page-break/>artefatti. Per esempio, il sintetizzatore è caratterizzato da alta flessibilità interpretativa dato che viene “letto” differentemente di volta in volta.</text:p>
      <text:p text:style-name="P4"/>
      <text:p text:style-name="P9">V – Dagli artefatti all'assemblaggio di entità ibride</text:p>
      <text:p text:style-name="P4">Gli STS hanno permesso di superare la tradizionale ottica di approccio della “<text:span text:style-name="T1">fissazione dei gruppi umani”</text:span>.</text:p>
      <text:list xml:id="list80056333233159206" text:style-name="L12">
        <text:list-item>
          <text:p text:style-name="P34">Manifestazione della realtà come assemblaggio di umani e non umani.</text:p>
        </text:list-item>
        <text:list-item>
          <text:p text:style-name="P34">Non c'è entità umana slegata da quella tecnologica.</text:p>
        </text:list-item>
        <text:list-item>
          <text:p text:style-name="P34">Bruno Latour → Entità ibride.</text:p>
        </text:list-item>
      </text:list>
      <text:p text:style-name="P4">A questo punto, l'oggetto di studio non è più identificato nei singoli, ma con:</text:p>
      <text:list xml:id="list3447487467902415625" text:style-name="L13">
        <text:list-item>
          <text:p text:style-name="P35">collettivo</text:p>
        </text:list-item>
        <text:list-item>
          <text:p text:style-name="P35">rete</text:p>
        </text:list-item>
        <text:list-item>
          <text:p text:style-name="P35">continuo farsi e disfarsi di reti di esseri eterogenei. Entità ibride.</text:p>
        </text:list-item>
      </text:list>
      <text:p text:style-name="P9"/>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AP 6. - Utilizzatori e tecnologie</text:p>
      <text:p text:style-name="P4"/>
      <text:p text:style-name="P9">I – Gli STS e lo studio degli usi delle tecnologie</text:p>
      <text:list xml:id="list5275421251609285310" text:style-name="L14">
        <text:list-item>
          <text:p text:style-name="P71">Attenzione crescente verso gli <text:span text:style-name="T4">users.</text:span></text:p>
        </text:list-item>
        <text:list-item>
          <text:p text:style-name="P71"><text:soft-page-break/>Creare un ponte tra produttori e utilizzatori finali.</text:p>
        </text:list-item>
        <text:list-item>
          <text:p text:style-name="P71">Migliorare le strategie di marketing.</text:p>
        </text:list-item>
      </text:list>
      <text:p text:style-name="P4">Iniziano a nascere nuove discipline come:</text:p>
      <text:list xml:id="list7425699932949737684" text:style-name="L15">
        <text:list-item>
          <text:p text:style-name="P72">Customer research.</text:p>
        </text:list-item>
        <text:list-item>
          <text:p text:style-name="P72">Conoscere gli users per adattare i prodotti.</text:p>
        </text:list-item>
      </text:list>
      <text:p text:style-name="P4">Tuttavia c'è una pecca in questo approccio, cioè gli users vengono considerati come soggetti passivi e manipolabili. Nascono nuove discipline alla fine degli anni '70:</text:p>
      <text:list xml:id="list3349288545788032337" text:style-name="L16">
        <text:list-item>
          <text:p text:style-name="P73">innovation studies → capacità innovativa degli users.</text:p>
        </text:list-item>
        <text:list-item>
          <text:p text:style-name="P73">Cultural studies.</text:p>
        </text:list-item>
        <text:list-item>
          <text:p text:style-name="P73">Sociologia dei media.</text:p>
        </text:list-item>
        <text:list-item>
          <text:p text:style-name="P73">STS → danno una nuova visione degli utilizzatori.</text:p>
        </text:list-item>
      </text:list>
      <text:p text:style-name="P9">Teoria dell'addomesticamento → <text:span text:style-name="T11">Le tecnologie mediali vengono incorporate nella vita degli </text:span><text:span text:style-name="T21">users </text:span><text:span text:style-name="T11">grazie alla loro <text:s text:c="9"/>partecipazione attiva.</text:span></text:p>
      <text:p text:style-name="P4">Gli STS hanno mostrato che l'innovazione prende forma attraverso la continua interazione tra sfera di produzione e sfera d'uso.</text:p>
      <text:list xml:id="list2997870147867413853" text:style-name="L17">
        <text:list-header>
          <text:p text:style-name="P44"/>
        </text:list-header>
        <text:list-item>
          <text:p text:style-name="P44">processo di co-costruzione</text:p>
        </text:list-item>
      </text:list>
      <text:p text:style-name="P9"/>
      <text:p text:style-name="P9">II – La configurazione degli utilizzatori e lo “script” delle tecnologie</text:p>
      <text:p text:style-name="P4"/>
      <text:p text:style-name="P4">Approccio ANT (Actor Network Theory): </text:p>
      <text:p text:style-name="P4"/>
      <text:list xml:id="list182067083325103462" text:style-name="L18">
        <text:list-item>
          <text:p text:style-name="P74">Configurazione (degli utilizzatori).</text:p>
        </text:list-item>
        <text:list-item>
          <text:p text:style-name="P74">Script.</text:p>
        </text:list-item>
      </text:list>
      <text:p text:style-name="P4"/>
      <text:p text:style-name="P4">1: Designer e ingegneri configurano il prodotto ma anche gli users. Configurazione come processo di <text:span text:style-name="T2">definizione</text:span> (si pensi ai pc e ai sigilli di garanzia per esempio). <text:s/>Suggeriscono l'utilizzo e il comportamento.</text:p>
      <text:p text:style-name="P4">Approccio criticato perché troppo orientato alla relazione tra utilizzatori e tecnologie. Carattere <text:span text:style-name="T1">asimmetrico</text:span> dello studio.</text:p>
      <text:p text:style-name="P4"/>
      <text:p text:style-name="P4">2: Si concentra sui processi di “lettura”, offre una visione più simmetrica. Lo script si presenta come una sceneggiatura; presenza di una divisione dei ruoli. Gli utilizzatori possono aderire <text:span text:style-name="T1">parzialmente</text:span> ai ruoli previsti dai progettisti.</text:p>
      <text:p text:style-name="P10">Costrizioni insite nella tecnologia ↔ libertà di azione degli users</text:p>
      <text:p text:style-name="P4">Lo script dell'artefatto vincola anche l'identità di genere.</text:p>
      <text:p text:style-name="P4">Sceneggiature chiamate “<text:span text:style-name="T1">Genderscript”.</text:span></text:p>
      <text:p text:style-name="P9"/>
      <text:p text:style-name="P9">N.B:<text:span text:style-name="T11"> Gli utilizzatori vengono definiti in parte durante l'uso, attraverso gli script degli oggetti tecnici.</text:span></text:p>
      <text:p text:style-name="P4"/>
      <text:p text:style-name="P9">III – Gli utilizzatori innovatori</text:p>
      <text:list xml:id="list4500964459873229500" text:style-name="L19">
        <text:list-item>
          <text:p text:style-name="P75">Gli <text:span text:style-name="T1">users studies</text:span> evidenziano come gli user partecipino attivamente allo sviluppo, emergendo dalla sfera d'uso:</text:p>
        </text:list-item>
        <text:list-item>
          <text:p text:style-name="P75">Users come “agenti del cambiamento tecnologico”.</text:p>
        </text:list-item>
        <text:list-item>
          <text:p text:style-name="P75">Innovazione come processo creativo.</text:p>
        </text:list-item>
      </text:list>
      <text:p text:style-name="P4"/>
      <text:p text:style-name="P4">Vengono utilizzati due concetti chiave per spiegare il fenomeno:</text:p>
      <text:list xml:id="list1372785985145232307" text:style-name="L20">
        <text:list-item>
          <text:p text:style-name="P36">Addomesticamento</text:p>
        </text:list-item>
        <text:list-item>
          <text:p text:style-name="P36">Appropriazione tecnologica</text:p>
        </text:list-item>
      </text:list>
      <text:p text:style-name="P4"/>
      <text:p text:style-name="P4">1: Per descrivere il processo di ingresso nella quotidianità delle tecnologie di comunicazione. Si utilizza la metafora dell''addomesticamento di un animale.</text:p>
      <text:p text:style-name="P4">È composto da 4 fasi:</text:p>
      <text:p text:style-name="P4"/>
      <text:list xml:id="list7114458422125489026" text:style-name="L21">
        <text:list-item>
          <text:p text:style-name="P76"><text:span text:style-name="T2">Appropriazione</text:span> → Quando la tecnologia viene acquisita.</text:p>
        </text:list-item>
        <text:list-item>
          <text:p text:style-name="P76"><text:span text:style-name="T2">Oggettivazione</text:span> → Collocazione nel contesto domestico.</text:p>
        </text:list-item>
        <text:list-item>
          <text:p text:style-name="P76"><text:span text:style-name="T2">Incorporazione</text:span> → Fase successiva. Gli oggetti tecnologici vengono integrati nell'uso quotidiano.</text:p>
        </text:list-item>
        <text:list-item>
          <text:p text:style-name="P76"><text:span text:style-name="T2">Conversione</text:span> → Come un particolare uso della tecnologia diventa parte dell'identità dei membri della famiglia, nei confronti del più ampio contesto sociale.</text:p>
        </text:list-item>
      </text:list>
      <text:p text:style-name="P4"/>
      <text:p text:style-name="P4">2: Insieme dei processi di co-costruzione socio-tecnica che emergono dall'uso delle tecnologie. Questo aspetto riguarda le simmetrie di potere, cioè quei gruppi al di fuori dei centri di potere. Circolazione tecnologica tra “centro” e “periferia”.</text:p>
      <text:p text:style-name="P4">Suddivisibile in tre categorie di appropriazione:</text:p>
      <text:p text:style-name="P4"/>
      <text:list xml:id="list5685338930190478426" text:style-name="L22">
        <text:list-item>
          <text:p text:style-name="P77"><text:soft-page-break/><text:span text:style-name="T2">Reinterpretazione</text:span> → Reinterpretazione semantica. Non apporta modifiche sostanziali.</text:p>
        </text:list-item>
        <text:list-item>
          <text:p text:style-name="P77"><text:span text:style-name="T2">Adattamento</text:span> → Si modifica sia il significato sia l'uso della tecnologia.</text:p>
        </text:list-item>
        <text:list-item>
          <text:p text:style-name="P77"><text:span text:style-name="T2">Reinvenzione</text:span> → Trasformazione complessiva dell'uso e della struttura fisica di una tecnologia (<text:span text:style-name="T1">lowrider</text:span>)</text:p>
        </text:list-item>
      </text:list>
      <text:p text:style-name="P4"/>
      <text:p text:style-name="P9">IV – Gli utilizzatori resistenti e i non utilizzatori</text:p>
      <text:p text:style-name="P4">Spesso l'innovazione viene criticata o quantomeno non accettata immediatamente (rete 5G). Nei contesti precedenti, il rifiuto alla tecnologia era sempre visto in un'accezione negativa. Questo però tende a sminuire i caratteri di un fenomeno estremamente sfaccettato.</text:p>
      <text:p text:style-name="P4">Martin Bauer ha evidenziato, come, la resistenza contribuisca al cambiamento.</text:p>
      <text:list xml:id="list244481662508980865" text:style-name="L23">
        <text:list-item>
          <text:p text:style-name="P78">Pone l'attenzione sugli aspetti problematici dell'innovazione.</text:p>
        </text:list-item>
        <text:list-item>
          <text:p text:style-name="P78">Visione molto apprezzata da utilizzatori approccio SCOT.</text:p>
        </text:list-item>
      </text:list>
      <text:p text:style-name="P4"/>
      <text:p text:style-name="P4">Kline individua 3 forme di resistenza:</text:p>
      <text:list xml:id="list6335435386884038380" text:style-name="L24">
        <text:list-item>
          <text:p text:style-name="P79">Non acquistare o non usare la tecnologia.</text:p>
        </text:list-item>
        <text:list-item>
          <text:p text:style-name="P79">Azioni concrete alla diffusione della tecnologia.</text:p>
        </text:list-item>
        <text:list-item>
          <text:p text:style-name="P79">Utilizzo della tecnologia per scopi non previsti.</text:p>
        </text:list-item>
      </text:list>
      <text:p text:style-name="P4"/>
      <text:p text:style-name="P4">È uno degli strumenti principali attraverso cui gli users possono partecipare al cambiamento.</text:p>
      <text:p text:style-name="P4">I non utilizzatori li possiamo suddividere in 4 categorie:</text:p>
      <text:list xml:id="list609820224959260120" text:style-name="L25">
        <text:list-item>
          <text:p text:style-name="P80">Resistenti → Coloro che non hanno mai usato una tecnologia su base volontaria.</text:p>
        </text:list-item>
        <text:list-item>
          <text:p text:style-name="P80">Rigettatori → Hanno usato la tecnologia per poi abbandonarla.</text:p>
        </text:list-item>
        <text:list-item>
          <text:p text:style-name="P80">Esclusi → Coloro che non hanno potuto accedere alla tecnologia.</text:p>
        </text:list-item>
        <text:list-item>
          <text:p text:style-name="P80">Espulsi → Abbandono della tecnologia in maniera forzata. Contro la propria volontà.</text:p>
        </text:list-item>
      </text:list>
      <text:p text:style-name="P4">Nell'ottica del <text:span text:style-name="T1">digital divide, </text:span>spesso il non uso è visto come un deficit. Dunque i non-users sono attori altrettanto importanti nel processo di innovazione tecnologica.</text:p>
      <text:p text:style-name="P4"/>
      <text:p text:style-name="P9">V – Manutenzione e riparazione degli oggetti</text:p>
      <text:p text:style-name="P4">Oggi al centro di numerosi dibattiti e studi interdisciplinari, denominato <text:span text:style-name="T2">MRS</text:span>, <text:span text:style-name="T1">Maintenance and Repair Studies.</text:span></text:p>
      <text:p text:style-name="P4">Quando le tech vengono immesse nella quotidianità, perdurano per un certo lasso di tempo. Gli studiosi delle tecnologie devono tener conto di tutto il ciclo della vita dell'artefatto. Ed è qui che entrano in gioco i manutentori, che permettono agli oggetti tecnici di “vivere” nella società.</text:p>
      <text:list xml:id="list4602186897331553003" text:style-name="L26">
        <text:list-item>
          <text:p text:style-name="P81">Manutenzione e riparazione sono attività attraverso le quali si produce continuamente innovazione, anche grazie agli users.</text:p>
        </text:list-item>
        <text:list-item>
          <text:p text:style-name="P81">Le tecnologie abbandonate dai produttori sopravvivono grazie agli utilizzatori, che li <text:span text:style-name="T1">riparano</text:span> se sufficientemente validi.</text:p>
        </text:list-item>
        <text:list-item>
          <text:p text:style-name="P81">Continuo processo di co-costruzione anche quando gli oggetti tecnici diventano obsoleti.</text:p>
        </text:list-item>
      </text:list>
      <text:p text:style-name="P4">Nasce il comitato <text:span text:style-name="T1">Right to Repair</text:span>, ovviamente ostacolato da aziende come Apple.</text:p>
      <text:p text:style-name="P4"/>
      <text:p text:style-name="P4"/>
      <text:p text:style-name="P4"/>
      <text:p text:style-name="P13"/>
      <text:p text:style-name="P13"/>
      <text:p text:style-name="P13"/>
      <text:p text:style-name="P13"/>
      <text:p text:style-name="P13"/>
      <text:p text:style-name="P13"/>
      <text:p text:style-name="P13"/>
      <text:p text:style-name="P13"/>
      <text:p text:style-name="P13"/>
      <text:p text:style-name="P13">CAP 8. - Ambiente e sostenibilità</text:p>
      <text:p text:style-name="P13"/>
      <text:p text:style-name="P9">I – Scienza e tecnica e questione ambientale</text:p>
      <text:p text:style-name="P4">Bisogna innanzitutto chiarire il concetto di ambiente:</text:p>
      <text:list xml:id="list2170161028708021086" text:style-name="L27">
        <text:list-item>
          <text:p text:style-name="P47"><text:soft-page-break/>Ambiente → Ciò che sta intorno.</text:p>
        </text:list-item>
        <text:list-item>
          <text:p text:style-name="P47">Non si riferisce al mondo biofisico, ma al rapporto che gli esseri umani hanno con esso.</text:p>
        </text:list-item>
      </text:list>
      <text:p text:style-name="P4"/>
      <text:p text:style-name="P4">Qual è il ruolo della tecnoscienza? </text:p>
      <text:p text:style-name="P4">Vengono esposti 3 ruoli fondamentali:</text:p>
      <text:list xml:id="list5635326554624680533" text:style-name="L28">
        <text:list-item>
          <text:p text:style-name="P48">La tecnologia ha ampliato l'impatto dell'uomo sull'ambiente. Questo ha generato la “crisi”.</text:p>
        </text:list-item>
        <text:list-item>
          <text:p text:style-name="P48">La scienza e la tecnologia permettono di misurare l'entità di tale crisi.</text:p>
        </text:list-item>
        <text:list-item>
          <text:p text:style-name="P48">Scienza e tecnologia vengono individuate come uniche o principali risorse per rispondere alla crisi.</text:p>
        </text:list-item>
      </text:list>
      <text:p text:style-name="P4"/>
      <text:p text:style-name="P9">II – Scienza e natura: un rapporto controverso</text:p>
      <text:p text:style-name="P9">II – 1. La fine dell'innocenza</text:p>
      <text:p text:style-name="P4">Nell'estate del 1945 si “rompe” il rapporto di consenso sociale senza riserve nei confronti della scienza, con le bombe atomiche di Hiroshima e Nagasaki.</text:p>
      <text:p text:style-name="P4">Nella “<text:span text:style-name="T1">Dialettica dell'Illuminismo”</text:span> si evidenzia come, tramite l'utilizzo della tecnologia, troviamo protezione dalla forza ignota della natura, cadendo tuttavia nell'assoggettamento a questi stessi strumenti tecnologici.</text:p>
      <text:list xml:id="list1443080759758199141" text:style-name="L29">
        <text:list-item>
          <text:p text:style-name="P82">I quesiti di ricerca vanno sempre contestualizzati nel contesto socio-culturale.</text:p>
        </text:list-item>
      </text:list>
      <text:p text:style-name="P9"/>
      <text:p text:style-name="P9">II – I “Trenta gloriosi” e la crisi</text:p>
      <text:p text:style-name="P4"/>
      <text:p text:style-name="P4">Il periodo che va dal dopoguerra a circa metà degli anni '70, sono caratterizzati dal c.d. <text:span text:style-name="T1">Boom economico</text:span> e dell'industrializzazione sfrenata.</text:p>
      <text:p text:style-name="P4">A questa crescita si accompagna l'aumento del biossido di carbonio e altri gas serra.</text:p>
      <text:p text:style-name="P4">Vengono chiamati “trenta gloriosi” perché al miracolo economico si accompagna un miglioramento dello stato sociale:</text:p>
      <text:list xml:id="list7832007204096448772" text:style-name="L30">
        <text:list-item>
          <text:p text:style-name="P49">Crescita dei salari</text:p>
        </text:list-item>
        <text:list-item>
          <text:p text:style-name="P49">Miglioramento tenore di vita</text:p>
        </text:list-item>
        <text:list-item>
          <text:p text:style-name="P49">Libertà totale d'impresa e dell'economia di mercato.</text:p>
        </text:list-item>
      </text:list>
      <text:p text:style-name="P4">Tutto questo produce però effetti indesiderati <text:span text:style-name="T1"><text:s/>→ Violenta instabilità climatica</text:span></text:p>
      <text:p text:style-name="P11"><text:s text:c="73"/>→ Degrado biochimico</text:p>
      <text:p text:style-name="P11"><text:tab/><text:tab/><text:tab/><text:tab/><text:tab/> <text:s/>→ Crescenti costi d'estrazione</text:p>
      <text:p text:style-name="P4"/>
      <text:p text:style-name="P4">Questa situazione mette in evidenza la crisi del modello <text:span text:style-name="T1">fordista</text:span>.</text:p>
      <text:p text:style-name="P4">Così i <text:span text:style-name="T1">Trenta gloriosi </text:span>si chiudono con una tempesta perfetta:</text:p>
      <text:list xml:id="list6390156137671319150" text:style-name="L31">
        <text:list-item>
          <text:p text:style-name="P37">Fragilità del sistema → Stagnazione → Inflazione → Turbolenza sociale.</text:p>
        </text:list-item>
      </text:list>
      <text:p text:style-name="P4"/>
      <text:p text:style-name="P9">II – 3. La risposta alla crisi: sostenibilità e modernizzazione tecnologica</text:p>
      <text:p text:style-name="P4"/>
      <text:p text:style-name="P4">Nel modello <text:span text:style-name="T1">post-fordista</text:span> assistiamo ad un'inversione delle tendenze.</text:p>
      <text:list xml:id="list74460101877523265" text:style-name="L32">
        <text:list-item>
          <text:p text:style-name="P83">Massima liberalizzazione dei mercati.</text:p>
        </text:list-item>
        <text:list-item>
          <text:p text:style-name="P83">Concorrenza basata dull'innovazione.</text:p>
        </text:list-item>
        <text:list-item>
          <text:p text:style-name="P83">“L'offerta determina la domanda”.</text:p>
        </text:list-item>
      </text:list>
      <text:p text:style-name="P4">Il punto centrale è una <text:span text:style-name="T1">“modernizzazione ecologica”.</text:span></text:p>
      <text:p text:style-name="P4">Alzare l'asticella dei limiti; porli in continuo avanzamento.</text:p>
      <text:p text:style-name="P9"/>
      <text:p text:style-name="P9">N.B: <text:span text:style-name="T11">soddisfare i bisogni della generazione presente senza compromettere il soddisfacimento delle </text:span><text:span text:style-name="T21">next-gens</text:span><text:span text:style-name="T11"> (N.U. 1987).</text:span></text:p>
      <text:p text:style-name="P4"/>
      <text:p text:style-name="P4">Due concetti di sostenibilità:</text:p>
      <text:list xml:id="list5590031903443541420" text:style-name="L33">
        <text:list-item>
          <text:p text:style-name="P38">Forte: <text:span text:style-name="T11">ridurre al minimo l'uso delle risorse non rinnovabili e rispettare i cicli di quelle rinnovabili.</text:span></text:p>
        </text:list-item>
        <text:list-item>
          <text:p text:style-name="P38">Debole:<text:span text:style-name="T11"> propugnata chiaramente dal </text:span><text:span text:style-name="T21">mainstream</text:span><text:span text:style-name="T11">, dalle forze politiche e industriali. Idea che la tecnologia possa soppiantare la natura (OGM per esempio)</text:span></text:p>
        </text:list-item>
      </text:list>
      <text:p text:style-name="P4">L'alleanza di visioni tra tecnoscienza e impresa pare possa risolvere il problema.</text:p>
      <text:p text:style-name="P10"/>
      <text:p text:style-name="P10">Ecomodernismo → <text:span text:style-name="T11">Accelerare le tecnologie per “disaccoppiare” società e ambiente.</text:span></text:p>
      <text:p text:style-name="P9"/>
      <text:p text:style-name="P9"/>
      <text:p text:style-name="P9">III – Problemi ambientali e prassi scientifica</text:p>
      <text:p text:style-name="P4">Ulrich Beck → concetto di “Irresponsabilità organizzata” → segue la sequenza:</text:p>
      <text:list xml:id="list1302570194235570935" text:style-name="L34">
        <text:list-item>
          <text:p text:style-name="P84">Assicurazioni di conoscenza e controllo.</text:p>
        </text:list-item>
        <text:list-item>
          <text:p text:style-name="P84">Produzione del fenomeno indesiderato.</text:p>
        </text:list-item>
        <text:list-item>
          <text:p text:style-name="P84">Auto-assoluzione sulla base del carattere cumulativo della conoscenza scientifica.</text:p>
        </text:list-item>
      </text:list>
      <text:p text:style-name="P4"><text:soft-page-break/>Fondamentale ridurre al minimo i c.d. “<text:span text:style-name="T1">falsi positivi” (errori del I tipo) </text:span>per evitare di riscontrare fenomeni inesistenti.</text:p>
      <text:p text:style-name="P4">Concentrarsi su poche variabili impedendo alle altre di cambiare.</text:p>
      <text:p text:style-name="P4">Problema: <text:span text:style-name="T3">possibile aumento dei “falsi negativi” (errori del II tipo). Rischio che variabili tenute fisse diventino invece <text:s text:c="3"/>effettivamente variabili.</text:span></text:p>
      <text:p text:style-name="P4"/>
      <text:list xml:id="list4768309142725476874" text:style-name="L35">
        <text:list-item>
          <text:p text:style-name="P85">Per l'industria bisogna chiaramente ridurre gli errori del I tipo per evitare investimenti persi.</text:p>
        </text:list-item>
        <text:list-item>
          <text:p text:style-name="P85">Per gli utenti finali bisogna ridurre gli errori del II tipo per evitare effetti imprevisti.</text:p>
        </text:list-item>
      </text:list>
      <text:p text:style-name="P4">Razionalità scientifica ed economica collimano nell'evitare quelli del I tipo. Tuttavia le variabili sono troppe e poco conosciute per essere riportate in laboratorio.</text:p>
      <text:p text:style-name="P4"/>
      <text:p text:style-name="P9">IV – Sostenibilità e innovazione</text:p>
      <text:p text:style-name="P4">Si tralasciano spesso gli aspetti distributivi della tecnologia:</text:p>
      <text:list xml:id="list7753870543102911432" text:style-name="L36">
        <text:list-item>
          <text:p text:style-name="P86">Costi e benefici dell'innovazione non sono uniformi ed omogenei, né socialmente né territorialmente.</text:p>
        </text:list-item>
        <text:list-item>
          <text:p text:style-name="P86">Importante la disponibilità economica degli utenti finali.</text:p>
        </text:list-item>
      </text:list>
      <text:p text:style-name="P4">Sono tantissimi i fattori che influenzano gli aspetti distributivi:</text:p>
      <text:list xml:id="list8736722576129676319" text:style-name="L37">
        <text:list-item>
          <text:p text:style-name="P87">Distanze – Condizioni atmosferiche (Gas serra) – Disponibilità economica ecc.</text:p>
        </text:list-item>
      </text:list>
      <text:p text:style-name="P4">A tutte queste problematiche ancora non è stata trovata una soluzione organica e strutturale.</text:p>
      <text:p text:style-name="P14"><text:span text:style-name="T26">C'è un </text:span><text:span text:style-name="T24">trade-off</text:span><text:span text:style-name="T26"> tra costi ambientali e sanitari e sottostima degli stessi.</text:span></text:p>
      <text:p text:style-name="P4">Si sottovalutano 2 aspetti importanti:</text:p>
      <text:list xml:id="list3990227063309696339" text:style-name="L38">
        <text:list-item>
          <text:p text:style-name="P105"><text:span text:style-name="T26">Effetto di rimbalzo dell'innovazione →</text:span><text:span text:style-name="T25"> A maggiore efficienza corrisponde maggiore uso. Così, ad esempio, un'auto che consuma poco avrà la tendenza ad essere usata più spesso.</text:span></text:p>
        </text:list-item>
        <text:list-item>
          <text:p text:style-name="P105"><text:span text:style-name="T25">EROEI (</text:span><text:span text:style-name="T26">Energy Return on Energy Investment) → </text:span><text:span text:style-name="T25">Rapporto tra energia ottenuta e spesa per ottenerla. Un EROI minimo accettabile si attesterebbe intorno al 11:1. Attualmente il fotovoltaico si ferma ad un rapporto 4:1.</text:span></text:p>
        </text:list-item>
      </text:list>
      <text:p text:style-name="P4">Attenzione, guardare alla tecnologia come soluzione definitiva, considerando che i danni da riparare sono stati causati dalla realizzazione finale della tecnologia stessa, è quantomeno avventato. Necessità di cambiamenti profondi.</text:p>
      <text:p text:style-name="P4"/>
      <text:p text:style-name="P9">V – Scienza e conflitti ambientali</text:p>
      <text:p text:style-name="P4">La mobilitazione cittadina ha dato una spinta alla questione ambientale. Tuttavia i movimenti sociali si trovano sempre in una posizione scomoda.</text:p>
      <text:list xml:id="list2715975820603860008" text:style-name="L39">
        <text:list-item>
          <text:p text:style-name="P88">Da un lato, evidentemente qualche problema non è stato affrontato in maniera efficace da esperti e autorità.</text:p>
        </text:list-item>
        <text:list-item>
          <text:p text:style-name="P88">Dall'altro, le denunce, per essere prese in considerazione, hanno bisogno di un “investment(rivedi)” da parte di esperti del settore.</text:p>
        </text:list-item>
      </text:list>
      <text:p text:style-name="P4">Il ruolo del sapere scientifico è aumentato grazie a:</text:p>
      <text:list xml:id="list88646252061537520" text:style-name="L40">
        <text:list-item>
          <text:p text:style-name="P89">aumento della scolarizzazione e della circolazione delle informazioni.</text:p>
        </text:list-item>
        <text:list-item>
          <text:p text:style-name="P89">Necessità di legittimare il movimento agli occhi dell'opinione pubblica.</text:p>
        </text:list-item>
        <text:list-item>
          <text:p text:style-name="P89">L'idea è che le scelte debbano essere basate sull'evidenza.</text:p>
        </text:list-item>
      </text:list>
      <text:p text:style-name="P4">Appellarsi solo ai fatti potrebbe essere controproducente. Ci sono troppe questioni in campo per non trovaer dati contrastanti oppure opinioni divergenti.</text:p>
      <text:p text:style-name="P4">Esistenza di un ciclo di depoliticizzazione e politicizzazione.</text:p>
      <text:p text:style-name="P4"/>
      <text:p text:style-name="P4"/>
      <text:p text:style-name="P9">VI – Ambiente, sostenibilità, ripensamento della scienza e della tecnologia</text:p>
      <text:p text:style-name="P4">La visione della tecnoscienza verso l'ambiente non è univoca.</text:p>
      <text:p text:style-name="P4">Non si piò ridurre tutto al binomio <text:span text:style-name="T1">scientismo – antiscientismo.</text:span> </text:p>
      <text:p text:style-name="P9">Principio di precauzione → <text:span text:style-name="T11">Di fronte a gravi minacce è ragionevole e doveroso agire anche in mancanza di prove concrete.</text:span></text:p>
      <text:p text:style-name="P4">Questo però potrebbe creare un rallentamento dell'innovazione tecnologica inutile.</text:p>
      <text:p text:style-name="P9"><text:span text:style-name="T11">È tendenza comune il contrario: </text:span><text:span text:style-name="T21">attendere evidenze scientifiche, quali però non è chiaro.</text:span></text:p>
      <text:p text:style-name="P9"><text:span text:style-name="T11">L'assunto centrale di politiche pubbliche e private è che i benefici dell'innovazione superino sempre e comunque i suoi </text:span><text:span text:style-name="T11">costi.</text:span></text:p>
      <text:p text:style-name="P4">Dobbiamo pertanto porci una domanda differente:</text:p>
      <text:p text:style-name="P4">È possibile pensare a una tecnoscienza differente, che non necessariamente prevarichi il mondo materiale?</text:p>
      <text:p text:style-name="P4">Per fare un esempio, un riorientamento dell'ingegneria genetica non per l'aumento della resa, quanto piuttosto per una maggiore integrazione nell'ecosistema.</text:p>
      <text:list xml:id="list5205962824608029397" text:style-name="L41">
        <text:list-item>
          <text:p text:style-name="P90">Possiamo ripensare profondamente la sinergia tra scienza e tecnologia?</text:p>
        </text:list-item>
      </text:list>
      <text:p text:style-name="P13">CAP 11. Tecnologie mediali e reti digitali</text:p>
      <text:p text:style-name="P4"/>
      <text:p text:style-name="P9">I – La peculiarità degli STS per lo studio dei media e della comunicazione</text:p>
      <text:p text:style-name="P4"/>
      <text:p text:style-name="P4"><text:soft-page-break/>McLuhan [1964] → Centrale il suo lavoro sulla comunicazione.</text:p>
      <text:p text:style-name="P4">→ <text:span text:style-name="T1">“Il medium è il messaggio” → Non è importante solo il contenuto del messaggio veicolato, ma le caratteristiche stesse delle tecnologie mediali.</text:span></text:p>
      <text:p text:style-name="P95"/>
      <text:p text:style-name="P4">McLuhan differenzia tra:</text:p>
      <text:list xml:id="list8368042691536311713" text:style-name="L42">
        <text:list-item>
          <text:p text:style-name="P91">“<text:span text:style-name="T1">Media caldi”</text:span> : stampa e radio</text:p>
        </text:list-item>
        <text:list-item>
          <text:p text:style-name="P91">“<text:span text:style-name="T1">Media freddi” :</text:span> Televisione e fumetti</text:p>
        </text:list-item>
      </text:list>
      <text:p text:style-name="P4"/>
      <text:p text:style-name="P4">Tendenza a un “<text:span text:style-name="T1">essenzialismo tecnologico”</text:span> <text:s/>→ le tecnologie mediali contengono in astratto delle caratteristiche dalle quali si possono dedurre le conseguenze che tali media hanno sulla società.</text:p>
      <text:p text:style-name="P4">I media possiedono un'”<text:span text:style-name="T1">essenza”</text:span> che li definisce a priori.</text:p>
      <text:p text:style-name="P9">Cultural studies → <text:span text:style-name="T11">Pongono l'attenzione sull'uso concreto dei media da parte dei “</text:span><text:span text:style-name="T21">pubblici”</text:span><text:span text:style-name="T11">.</text:span></text:p>
      <text:p text:style-name="P9"><text:span text:style-name="T11">Gli STS hanno contribuito ad arricchire gli approcci esistenti → Forniscono un linguaggio concettuale per studiare il collegamento tra caratteristiche tecniche dei media e il vasto contesto sociale.</text:span></text:p>
      <text:p text:style-name="P9"><text:span text:style-name="T11"/></text:p>
      <text:p text:style-name="P45"><text:span text:style-name="T11">STS → </text:span>Media:<text:span text:style-name="T11"> insieme di artefatti e oggetti, associati a determinati contesti sociali e strettamente collegati a una serie di pratiche e attività concrete, che riguardano sia la produzione, sia l'utilizzo delle tecnologie mediali, coinvolgendo così anche le organizzazioni, i gruppi e le istituzioni rilevanti.</text:span></text:p>
      <text:p text:style-name="P45"><text:span text:style-name="T11"/></text:p>
      <text:p text:style-name="P9">II – La critica al “determinismo tecnologico” nella storia dei media</text:p>
      <text:p text:style-name="P4">Gli STS criticano l'evoluzione lineare dei media, per evidenziare come, tecnologie differenti tra loro, risultano essere accomunate da una medesima risposta alla società nei loro confronti.</text:p>
      <text:p text:style-name="P4">La ricostruzione evolutiva non può essere solo un susseguirsi di una serie di innovazioni tecnologiche, ma bisogna capire perché all'interno della società, si attribuiscono particolari “significati culturali” a determinate tecnologie, e come mutano al mutare delle tecnologie all'interno della società.</text:p>
      <text:p text:style-name="P4">Per descrivere questo processo si riporta l'esempio del formato MP3 e della sua diffusione come <text:span text:style-name="T1">portable music.</text:span></text:p>
      <text:p text:style-name="P4">Concepiti come tecnologie per il profitto di un grande monopolista fino ad arrivare a strumento utilizzato dagli users per sviluppare pratiche musicali innovative.</text:p>
      <text:p text:style-name="P4">Emerge la decostruzione delle “narrative delle tecnologie vincenti”.</text:p>
      <text:p text:style-name="P50">Bisogna indagare anche quelle tecnologie che non hanno avuto successo.</text:p>
      <text:list xml:id="list7920008110684419355" text:style-name="L43">
        <text:list-item>
          <text:p text:style-name="P51"><text:span text:style-name="T13">riconoscere il carattere storico e contingente del processo della loro creazione e diffusione nella società.</text:span></text:p>
        </text:list-item>
      </text:list>
      <text:p text:style-name="P50"><text:span text:style-name="T13"/></text:p>
      <text:p text:style-name="P50"><text:span text:style-name="T13"/></text:p>
      <text:p text:style-name="P53"><text:span text:style-name="T27">III – Appropriazione e usi delle tecnologie mediali</text:span></text:p>
      <text:p text:style-name="P96"><text:span text:style-name="T27"/></text:p>
      <text:p text:style-name="P53"><text:span text:style-name="T27">Teoria dell'addomesticamento dei media: </text:span><text:span text:style-name="T14">quando gli oggetti tecnologici vengono introdotti nel quotidiano, assumono significati e valori differenti da quelli immaginati in fase di progettazione; dipendono dalle caratteristiche culturali e sociali dei vari contesti in cui sono inserite.</text:span></text:p>
      <text:p text:style-name="P53"><text:span text:style-name="T14">Appropriazione delle tecnologie mediali con un lavoro:</text:span></text:p>
      <text:list xml:id="list3174725898493344194" text:style-name="L44">
        <text:list-item>
          <text:p text:style-name="P54"><text:span text:style-name="T27">Simbolico</text:span><text:span text:style-name="T14"> → trasformazione del significato.</text:span></text:p>
        </text:list-item>
        <text:list-item>
          <text:p text:style-name="P54"><text:span text:style-name="T27">Pratico</text:span><text:span text:style-name="T14"> → uso delle tecnologie coerente con le routine degli utenti.</text:span></text:p>
        </text:list-item>
      </text:list>
      <text:p text:style-name="P53"><text:span text:style-name="T14">I pubblici dei media sono al contempo fruitori di contenuti e utenti di tecnologie mediali.</text:span></text:p>
      <text:p text:style-name="P53"><text:span text:style-name="T14">Emergono così gli </text:span><text:span text:style-name="T28">users studies → forte convergenza tra STS e media studies.</text:span></text:p>
      <text:list xml:id="list2774688418220504101" text:style-name="L45">
        <text:list-item>
          <text:p text:style-name="P102"><text:span text:style-name="T28">Addomesticamento delle nuove tecnologie mediali.</text:span></text:p>
        </text:list-item>
        <text:list-item>
          <text:p text:style-name="P102"><text:span text:style-name="T28">Ruolo degli utenti come agenti di cambiamento.</text:span></text:p>
        </text:list-item>
        <text:list-item>
          <text:p text:style-name="P102"><text:span text:style-name="T28">Resistenza nei confronti delle nuove tecnologie.</text:span></text:p>
        </text:list-item>
      </text:list>
      <text:p text:style-name="P101"><text:span text:style-name="T28">Una forma di “</text:span><text:span text:style-name="T7">cambiamento dei media”</text:span><text:span text:style-name="T28"> è ben palesato dalle forme di hacking che sovvertono il funzionamento di computer e altre tecnologie mediali.</text:span></text:p>
      <text:p text:style-name="P101"><text:span text:style-name="T28">Per le forme di resistenza da parte degli users è esplicativo il caso dei dischi in vinile o delle Polaroid.</text:span></text:p>
      <text:p text:style-name="P101"><text:span text:style-name="T28">In estrema sintesi, gli STS pongono al centro dell'attenzione e dello studio gli users.</text:span></text:p>
      <text:p text:style-name="P101"><text:span text:style-name="T28"/></text:p>
      <text:p text:style-name="P101"><text:span text:style-name="T28"/></text:p>
      <text:p text:style-name="P53"><text:span text:style-name="T27">IV – La materialità dei media</text:span></text:p>
      <text:p text:style-name="P96"><text:span text:style-name="T27">Il contributo fondamentale dei STS è il riconoscimento delle tecnologie mediali come “</text:span><text:span text:style-name="T8">oggetti materiali</text:span><text:span text:style-name="T27">”, di conseguenza, va tenuto conto anche delle loro caratteristiche fisiche e tecniche.</text:span></text:p>
      <text:list xml:id="list7566938877184005276" text:style-name="L46">
        <text:list-item>
          <text:p text:style-name="P97"><text:span text:style-name="T27">Pensare alle tecnologie mediali come “</text:span><text:span text:style-name="T8">artefatti concreti”</text:span><text:span text:style-name="T27">, dotati di particolari caratteristiche fisiche e funzioni tecniche, utilizzati dagli users a partire da questi vincoli materiali.</text:span></text:p>
        </text:list-item>
        <text:list-item>
          <text:p text:style-name="P97"><text:span text:style-name="T27">Riconoscere la loro dimensione materiale → circoscrivere e determinare i possibili usi che ne vengono fatti.</text:span></text:p>
        </text:list-item>
      </text:list>
      <text:p text:style-name="P96"><text:span text:style-name="T27"/></text:p>
      <text:p text:style-name="P96"><text:span text:style-name="T27">Puntare l'attenzione sulla materialità riguarda anche le implicazioni ambientali delle tecnologie stesse :</text:span></text:p>
      <text:p text:style-name="P96"><text:soft-page-break/><text:span text:style-name="T27"><text:s text:c="7"/>→ maggiore sfruttamento delle risorse.</text:span></text:p>
      <text:list xml:id="list3941178344177491020" text:style-name="L47">
        <text:list-item>
          <text:p text:style-name="P98"><text:span text:style-name="T27">Implicazioni per la sostenibilità ambientale della nostra società.</text:span></text:p>
        </text:list-item>
      </text:list>
      <text:p text:style-name="P96"><text:span text:style-name="T27"/></text:p>
      <text:p text:style-name="P53"><text:span text:style-name="T27">V – Reti digitali, infrastrutture e piattaforme</text:span></text:p>
      <text:p text:style-name="P96"><text:span text:style-name="T27">È intorno alle reti digitali che si sviluppano punti d'incontro tra STS e MS (media studies).</text:span></text:p>
      <text:p text:style-name="P96"><text:span text:style-name="T27">Pensare i media come infrastrutture permette di:</text:span></text:p>
      <text:list xml:id="list6565231644626013618" text:style-name="L48">
        <text:list-item>
          <text:p text:style-name="P99"><text:span text:style-name="T27">Dare importanza ai processi di distribuzione dei contenuti mediali.</text:span></text:p>
        </text:list-item>
        <text:list-item>
          <text:p text:style-name="P99"><text:span text:style-name="T27">Portare in primo piano la dimensione materiale mostra l'enorme lavoro di manutenzione che altrimenti rimarrebbe nascosto.</text:span></text:p>
        </text:list-item>
        <text:list-item>
          <text:p text:style-name="P99"><text:span text:style-name="T27">Una dimensione infrastrutturale da rilievo anche agli utilizzatori dei media.</text:span></text:p>
        </text:list-item>
      </text:list>
      <text:p text:style-name="P96"><text:span text:style-name="T27">YouTube, Netflix o Spotify mettono in luce il fatto che la circolazione dei contenuti mediali dipende strettamente dal funzionamento di tali “</text:span><text:span text:style-name="T8">infrastrutture”</text:span><text:span text:style-name="T27">.</text:span></text:p>
      <text:list xml:id="list1593457707537544236" text:style-name="L49">
        <text:list-item>
          <text:p text:style-name="P100"><text:span text:style-name="T27">Concezione della c.d. “</text:span><text:span text:style-name="T8">società delle piattaforme”</text:span><text:span text:style-name="T27"> guidate da algoritmi e alimentata da </text:span><text:span text:style-name="T8">dati</text:span><text:span text:style-name="T27">.</text:span></text:p>
        </text:list-item>
      </text:list>
      <text:p text:style-name="P96"><text:span text:style-name="T27">Si identificano 3 aspetti fondamentali del loro funzionamento:</text:span></text:p>
      <text:list xml:id="list8550753636073376631" text:style-name="L50">
        <text:list-item>
          <text:p text:style-name="P55"><text:span text:style-name="T27">Dataficazione → </text:span><text:span text:style-name="T14">produzione analisi di consumo.</text:span></text:p>
        </text:list-item>
        <text:list-item>
          <text:p text:style-name="P55"><text:span text:style-name="T27">Mercificazione → </text:span><text:span text:style-name="T14">Dati di navigazione trasformati in valore commerciabile.</text:span></text:p>
        </text:list-item>
        <text:list-item>
          <text:p text:style-name="P55"><text:span text:style-name="T27">Selezione → </text:span><text:span text:style-name="T14">Proporre scelte predeterminate basate sulla profilazione mediante algoritmi.</text:span></text:p>
        </text:list-item>
      </text:list>
      <text:p text:style-name="P53"><text:span text:style-name="T14">Nella prospettiva futura sarà fondamentale comprendere il nesso tra assetti di potere, le architetture informatiche e le pratiche d'uso concrete da parte degli users.</text:span></text:p>
      <text:p text:style-name="P53"><text:span text:style-name="T14"/></text:p>
      <text:p text:style-name="P53"><text:span text:style-name="T14"/></text:p>
      <text:p text:style-name="P101"><text:span text:style-name="T2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P 12. Algoritmi, dati e piattaforme</text:p>
      <text:p text:style-name="P4"/>
      <text:p text:style-name="P9">I – Dati ovunque, da e per chiunque</text:p>
      <text:p text:style-name="P4"><text:soft-page-break/></text:p>
      <text:p text:style-name="P4">Nel 2017 “scoppia” il caso <text:span text:style-name="T1">Strava</text:span>. La piattaforma ha pubblicato i dati dei percorsi degli utenti, tra cui utenti “<text:span text:style-name="T1">sensibili”</text:span>, mostrando così i perimetri di alcune zone militari che normalmente non sarebbero accessibili al pubblico, permettendo di riconoscere percorsi e pattern:</text:p>
      <text:list xml:id="list335166138918917013" text:style-name="L51">
        <text:list-item>
          <text:p text:style-name="P92">Emerge così l'importanza dei dati raccolti.</text:p>
        </text:list-item>
        <text:list-item>
          <text:p text:style-name="P92">Rendere pubblico ciò che normalmente non lo sarebbe.</text:p>
        </text:list-item>
        <text:list-item>
          <text:p text:style-name="P92">I dati stessi sono il prodotto di un processo che assembla elementi “eterogenei”.</text:p>
        </text:list-item>
      </text:list>
      <text:p text:style-name="P4">La raccolta dati tramite app mette in luce la:</text:p>
      <text:list xml:id="list1430999304183969184" text:style-name="L52">
        <text:list-item>
          <text:p text:style-name="P39">Sinteticità → <text:span text:style-name="T11">Avere dati in maniera funzionale e accattivante.</text:span></text:p>
        </text:list-item>
        <text:list-item>
          <text:p text:style-name="P39">Accessibilità → <text:span text:style-name="T11">Consultabili quasi istantaneamente.</text:span></text:p>
        </text:list-item>
        <text:list-item>
          <text:p text:style-name="P39">Mobilità → <text:span text:style-name="T11">Disponibili sempre sul nostro dispositivo.</text:span></text:p>
        </text:list-item>
      </text:list>
      <text:p text:style-name="P9"><text:span text:style-name="T11">Il dispositivo assume così una “</text:span><text:span text:style-name="T21">funzione mediatrice”.</text:span></text:p>
      <text:p text:style-name="P95"><text:span text:style-name="T21">Abbiamo a che fare con diverse “</text:span><text:span text:style-name="T6">infrastrutture”</text:span><text:span text:style-name="T21"> e “</text:span><text:span text:style-name="T6">piattaforme”</text:span><text:span text:style-name="T21"> che si innescano una sull'altra, senza le quali non si potrebbero ricostruire i dati.</text:span></text:p>
      <text:p text:style-name="P95"><text:span text:style-name="T21">Ruolo centrale dei dati nella nostra quotidianità.</text:span></text:p>
      <text:p text:style-name="P95"><text:span text:style-name="T21">L'apparente banalità dei dati cela una realtà che diventa comprensibile quando seguiamo i processi di produzione, aggregazione, possesso e utilizzo.</text:span></text:p>
      <text:p text:style-name="P95"><text:span text:style-name="T21"/></text:p>
      <text:p text:style-name="P9">II – web, utenti e infrastrutture</text:p>
      <text:p text:style-name="P9"/>
      <text:p text:style-name="P4">La “forma” con cui si presenta internet sui nostri dispositivi è dovuta allo sviluppo del protocollo HTTP (<text:span text:style-name="T1">Hypertext transfer protocol</text:span>).</text:p>
      <text:p text:style-name="P4">La comunità hacker ha creato un nuovo rapporto con la tecnologia esistente. Tuttavia lo sviluppo di internet lo ha portato nell'alveo del mercato dei servizi commerciali.</text:p>
      <text:p text:style-name="P4"/>
      <text:p text:style-name="P46">Utenti preconfigurati → lasciano le c.d. “tracce digitali” → sfruttate e trasformate in valore economico.</text:p>
      <text:p text:style-name="P46"><text:span text:style-name="T10"/></text:p>
      <text:list xml:id="list7071322945850746884" text:style-name="L53">
        <text:list-item>
          <text:p text:style-name="P40">Data brockerage: <text:span text:style-name="T11">Vendita dei dati delle persone; tratto distintivo del capitalismo contemporaneo → boom dei big data.</text:span></text:p>
        </text:list-item>
        <text:list-item>
          <text:p text:style-name="P40">Piattaformizzazione:<text:span text:style-name="T11"> Rincofigurazione dei tradizionali siti web in piattaforme online capaci di generare e scambiare dati degli users. </text:span><text:span text:style-name="T21">Coevoluzione</text:span><text:span text:style-name="T11"> tra infrastrutture, utenti, dati e algoritmi.</text:span></text:p>
        </text:list-item>
      </text:list>
      <text:p text:style-name="P9"><text:span text:style-name="T11"/></text:p>
      <text:p text:style-name="P9"><text:span text:style-name="T11"/></text:p>
      <text:p text:style-name="P9">III – La datificazione</text:p>
      <text:p text:style-name="P9"/>
      <text:list xml:id="list1068174535990844738" text:style-name="L54">
        <text:list-item>
          <text:p text:style-name="P93"><text:span text:style-name="T2">Weber</text:span> → Calcolabilità come bisogno vitale del capitalismo moderno. Rendere qualcosa misurabile è un tratto fondante della società contemporanea.</text:p>
        </text:list-item>
        <text:list-item>
          <text:p text:style-name="P93"><text:span text:style-name="T2">Processo di datificazione →</text:span> Rendere i fenomeni quantificabili attraverso la loro classificazione e rappresentazione in formato digitale.</text:p>
        </text:list-item>
      </text:list>
      <text:p text:style-name="P4">Gli STS studiano come questi dati vengono prodotti, scambiati e venduti attraverso le piattaforme.</text:p>
      <text:p text:style-name="P9">Latour: <text:span text:style-name="T11">La navigazione lascia tracce che vengono raccolte, catalogate e analizzate, ma oggi la loro entità è aumentata enormemente. → Questo grazie alla diffusione di tablet e smartphone.</text:span></text:p>
      <text:p text:style-name="P9"><text:span text:style-name="T11">Si distingue tra:</text:span></text:p>
      <text:list xml:id="list3500976533798164577" text:style-name="L55">
        <text:list-item>
          <text:p text:style-name="P41">Piattaforme infrastrutturali → <text:span text:style-name="T11">Le c.d. GAFAM, Google, Amazon, Facebook, Apple e Microsoft. Forniscono strumenti essenziali per tutte le altre piattaforme. Garantiscono elementi infrastrutturali che rendono possibile il fenomeno delle piattaforme settoriali. Per esempio, puoi usare Facebook per accedere a Spotify.</text:span></text:p>
        </text:list-item>
        <text:list-item>
          <text:p text:style-name="P41">Settoriali →<text:span text:style-name="T11"> Dedicate a specifici servizi online. Non potrebbero esistere senza le piattaforme infrastrutturali.</text:span></text:p>
        </text:list-item>
      </text:list>
      <text:p text:style-name="P9"><text:span text:style-name="T11">L'ecosistema digitale costituisce un contesto gerarchico in cui le varie piattaforme, pur essendo connesse tra loro, non hanno però tutte lo stesso peso.</text:span></text:p>
      <text:p text:style-name="P9"><text:span text:style-name="T11">Mentre gli utenti consumano, producono dati che vengono venduti per creare nuove occasioni di consumo.</text:span></text:p>
      <text:p text:style-name="P9"><text:span text:style-name="T11">STS → self-tracking → monitoraggio di comportamenti e funzionalità biologiche tramite app come FitBit.</text:span></text:p>
      <text:p text:style-name="P9"><text:span text:style-name="T11">Concetto di “</text:span><text:span text:style-name="T21">sé quantificato”.</text:span></text:p>
      <text:p text:style-name="P9"><text:span text:style-name="T21"/></text:p>
      <text:p text:style-name="P9">IV – Gli algoritmi</text:p>
      <text:p text:style-name="P4">Algoritmo → Insieme di procedure codificate per trasformare input nel tipo di output desiderato.</text:p>
      <text:p text:style-name="P4">Bisogna stabilire una serie di assunti di base, le c.d. <text:span text:style-name="T2">Euristiche</text:span>.</text:p>
      <text:p text:style-name="P4">Gli algoritmi hanno rilevanza sociale, derivante da 6 dimensioni:</text:p>
      <text:list xml:id="list4073403123923616919" text:style-name="L56">
        <text:list-item>
          <text:p text:style-name="P42">Definizione dei modelli di inclusione: <text:span text:style-name="T11">Distinzione tra ciò che è valido per il funzionamento dell'algoritmo da ciò che non lo è.</text:span></text:p>
        </text:list-item>
        <text:list-item>
          <text:p text:style-name="P42">Cicli di anticipazione: <text:span text:style-name="T11">Classificazione degli input per la produzione continua di output.</text:span></text:p>
        </text:list-item>
        <text:list-item>
          <text:p text:style-name="P42"><text:soft-page-break/>Valutazione della pertinenza: <text:span text:style-name="T11">Quando effettuiamo una ricerca su Google, questo ci restituisce risultati in base a dei ranking.</text:span></text:p>
        </text:list-item>
        <text:list-item>
          <text:p text:style-name="P42">Promessa dell'obiettività algoritmica:<text:span text:style-name="T11"> Il carattere opaco e tecnico degli algoritmi si pone come garanzia d'imparzialità.</text:span></text:p>
        </text:list-item>
        <text:list-item>
          <text:p text:style-name="P42">Integrazione degli algoritmi nelle nostre pratiche:<text:span text:style-name="T11"> Gli users riconfigurano le proprie azioni in risposta ai suggerimenti dell'algoritmo, e al contrario gli algoritmi sono molto reattivi rispetto al comportamento degli utenti. Web marketing.</text:span></text:p>
        </text:list-item>
        <text:list-item>
          <text:p text:style-name="P42">Pubblico “calcolato”:<text:span text:style-name="T11"> Gli algoritmi propongono contenuti mediante i suggerimenti delle piattaforme. Pubblico che risulta funzionale alle stesse piattaforme.</text:span></text:p>
        </text:list-item>
      </text:list>
      <text:p text:style-name="P9"><text:span text:style-name="T11"/></text:p>
      <text:p text:style-name="P9">V – Dati e algoritmi al centro delle trasformazioni sociali</text:p>
      <text:p text:style-name="P9"/>
      <text:p text:style-name="P4">Il buon funzionamento delle piattaforme consiste nell'offrire contenuti preselezionati dai propri algoritmi.</text:p>
      <text:p text:style-name="P4">Fondamentale <text:span text:style-name="T1">l'agency</text:span> degli algoritmi che esclude determinati contenuti dall'orizzonte cognitivo degli utenti.</text:p>
      <text:p text:style-name="P4">Gli users tendono quindi a interagire con contenuti esclusivamente preselezionati. Il meccanismo di funzionamento di chiusura delle piattaforme digitali è il frutto di un processo socio-tecnico che merita di essere indagato.</text:p>
      <text:list xml:id="list2454801517250329779" text:style-name="L58">
        <text:list-item>
          <text:p text:style-name="P94">Nuove ragioni che confermano la “<text:span text:style-name="T1">costruzione sociale della conoscenza scientifica”</text:span>. </text:p>
        </text:list-item>
      </text:list>
      <text:p text:style-name="P4">La commistione tra attori umani e non umani produce dei soggetti ibridi, come i <text:span text:style-name="T1">bots</text:span> che suggeriscono agli utenti contenuti da twittare, per esempio.</text:p>
      <text:p text:style-name="P4"/>
      <text:p text:style-name="P4">In sintesi, lo sviluppo di piattaforme, dati e algoritmi è anche alla base della moltiplicazione di una serie di nuovi attori non umani, che partecipano alla vita della società digitale contemporanea.</text:p>
      <text:p text:style-name="P4"/>
      <text:p text:style-name="P4"/>
      <text:p text:style-name="P9"><text:span text:style-name="T11"/></text:p>
      <text:p text:style-name="P9"><text:span text:style-name="T11"/></text:p>
      <text:p text:style-name="P4"/>
      <text:p text:style-name="P4"/>
      <text:p text:style-name="P4"/>
      <text:p text:style-name="P4"/>
      <text:p text:style-name="P4"/>
      <text:p text:style-name="P4"/>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ig Caslon" svg:font-family="'Big Caslo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3T18:47:36</meta:creation-date>
    <dc:date>2023-10-29T16:53:12</dc:date>
    <meta:editing-duration>P1DT13H23M48S</meta:editing-duration>
    <meta:editing-cycles>9</meta:editing-cycles>
    <meta:generator>OpenOffice/4.1.14$Unix OpenOffice.org_project/4114m1$Build-9811</meta:generator>
    <meta:document-statistic meta:table-count="0" meta:image-count="0" meta:object-count="0" meta:page-count="17" meta:paragraph-count="456" meta:word-count="8225" meta:character-count="56102"/>
  </office:meta>
</office:document-meta>
</file>